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3.704cm" svg:height="13.333cm" svg:x="34.037cm" svg:y="41.993cm">
            <draw:object draw:notify-on-update-of-ranges="Лист1.P1:Лист1.P1 Лист1.J2:Лист1.J32 Лист1.P1:Лист1.P1 Лист1.M2:Лист1.M32 Лист1.J2:Лист1.J32 Лист1.R1:Лист1.R1 Лист1.N2:Лист1.N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008cm" svg:height="15.174cm" svg:x="6.859cm" svg:y="19.782cm">
            <draw:object draw:notify-on-update-of-ranges="Лист1.O21:Лист1.O39 Лист1.B1:Лист1.B1 Лист1.B21:Лист1.B39 Лист1.O21:Лист1.O39 Лист1.C1:Лист1.C1 Лист1.C21:Лист1.C39 Лист1.O21:Лист1.O39 Лист1.D1:Лист1.D1 Лист1.D21:Лист1.D39 Лист1.O21:Лист1.O39 Лист1.E1:Лист1.E1 Лист1.E21:Лист1.E39 Лист1.O21:Лист1.O39 Лист1.F1:Лист1.F1 Лист1.F21:Лист1.F39 Лист1.O21:Лист1.O39 Лист1.G1:Лист1.G1 Лист1.G21:Лист1.G39 Лист1.O21:Лист1.O39 Лист1.H1:Лист1.H1 Лист1.H21:Лист1.H39 Лист1.O21:Лист1.O39 Лист1.I1:Лист1.I1 Лист1.I21:Лист1.I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785cm" svg:height="11.691cm" svg:x="46.242cm" svg:y="6.421cm">
            <draw:object draw:notify-on-update-of-ranges="Лист1.V2:Лист1.V9 Лист1.W1:Лист1.W1 Лист1.W2:Лист1.W9 Лист1.X1:Лист1.X1 Лист1.X2:Лист1.X9 Лист1.V2:Лист1.V9 Лист1.Y1:Лист1.Y1 Лист1.Y2:Лист1.Y9 Лист1.V2:Лист1.V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U,B</text:p>
          </table:table-cell>
          <table:table-cell office:value-type="string" calcext:value-type="string">
            <text:p>Iнак = 2,4А</text:p>
          </table:table-cell>
          <table:table-cell office:value-type="string" calcext:value-type="string">
            <text:p>Iнак = 2,5А</text:p>
          </table:table-cell>
          <table:table-cell office:value-type="string" calcext:value-type="string">
            <text:p>Iнак = 2,6А</text:p>
          </table:table-cell>
          <table:table-cell office:value-type="string" calcext:value-type="string">
            <text:p>Iнак = 2,7А</text:p>
          </table:table-cell>
          <table:table-cell office:value-type="string" calcext:value-type="string">
            <text:p>Iнак = 2,8А</text:p>
          </table:table-cell>
          <table:table-cell office:value-type="string" calcext:value-type="string">
            <text:p>Iнак = 2,9А</text:p>
          </table:table-cell>
          <table:table-cell office:value-type="string" calcext:value-type="string">
            <text:p>Iнак = 3,0А</text:p>
          </table:table-cell>
          <table:table-cell office:value-type="string" calcext:value-type="string">
            <text:p>Iнак = 3,1А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по сопротивлению</text:p>
          </table:table-cell>
          <table:table-cell/>
          <table:table-cell office:value-type="string" calcext:value-type="string">
            <text:p>по уравнениям энергетического баланса</text:p>
          </table:table-cell>
          <table:table-cell table:number-columns-repeated="3"/>
          <table:table-cell office:value-type="string" calcext:value-type="string">
            <text:p>Iнак</text:p>
          </table:table-cell>
          <table:table-cell office:value-type="string" calcext:value-type="string">
            <text:p>V = 140 В</text:p>
          </table:table-cell>
          <table:table-cell office:value-type="string" calcext:value-type="string">
            <text:p>V = 100 В</text:p>
          </table:table-cell>
          <table:table-cell office:value-type="string" calcext:value-type="string">
            <text:p>V = 50 В</text:p>
          </table:table-cell>
          <table:table-cell table:number-columns-repeated="3"/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formula="of:=[.A2]/[.J2]" office:value-type="float" office:value="0.22" calcext:value-type="float">
            <text:p>0,22</text:p>
          </table:table-cell>
          <table:table-cell table:formula="of:=[.A2]*[.J2]" office:value-type="float" office:value="0.0022" calcext:value-type="float">
            <text:p>0,0022</text:p>
          </table:table-cell>
          <table:table-cell table:formula="of:=([.K2] - 0.09)/(9.29*0.001*0.09)" office:value-type="float" office:value="155.483793804569" calcext:value-type="float">
            <text:p>155,483793804569</text:p>
          </table:table-cell>
          <table:table-cell table:formula="of:=(([.L2])*100000000*6000/(0.032*5.67*1.76))^(0.25)" office:value-type="float" office:value="253.560766847328" calcext:value-type="float">
            <text:p>253,5607668473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formula="of:=LOG([.Z2])" office:value-type="float" office:value="2.94448267215017" calcext:value-type="float">
            <text:p>2,94448267215017</text:p>
          </table:table-cell>
          <table:table-cell table:formula="of:=LOG([.AA2])" office:value-type="float" office:value="2.93094903116752" calcext:value-type="float">
            <text:p>2,93094903116752</text:p>
          </table:table-cell>
          <table:table-cell table:formula="of:=LOG([.AB2])" office:value-type="float" office:value="2.91222205653242" calcext:value-type="float">
            <text:p>2,91222205653242</text:p>
          </table:table-cell>
          <table:table-cell office:value-type="float" office:value="880" calcext:value-type="float">
            <text:p>880</text:p>
          </table:table-cell>
          <table:table-cell office:value-type="float" office:value="853" calcext:value-type="float">
            <text:p>85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0.047" calcext:value-type="float">
            <text:p>0,047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formula="of:=[.J2]+0.1" office:value-type="float" office:value="0.2" calcext:value-type="float">
            <text:p>0,2</text:p>
          </table:table-cell>
          <table:table-cell table:formula="of:=[.A3]/[.J3]" office:value-type="float" office:value="0.235" calcext:value-type="float">
            <text:p>0,235</text:p>
          </table:table-cell>
          <table:table-cell table:formula="of:=[.A3]*[.J3]" office:value-type="float" office:value="0.0094" calcext:value-type="float">
            <text:p>0,0094</text:p>
          </table:table-cell>
          <table:table-cell table:formula="of:=([.K3] - 0.09)/(9.29*0.001*0.09)" office:value-type="float" office:value="173.42423155125" calcext:value-type="float">
            <text:p>173,42423155125</text:p>
          </table:table-cell>
          <table:table-cell table:formula="of:=(([.L3])*100000000*6000/(0.032*5.67*1.76))^(0.25)" office:value-type="float" office:value="364.551046883321" calcext:value-type="float">
            <text:p>364,55104688332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.5" calcext:value-type="float">
            <text:p>2,5</text:p>
          </table:table-cell>
          <table:table-cell table:formula="of:=LOG([.Z3])" office:value-type="float" office:value="3.40823996531185" calcext:value-type="float">
            <text:p>3,40823996531185</text:p>
          </table:table-cell>
          <table:table-cell table:formula="of:=LOG([.AA3])" office:value-type="float" office:value="3.38738982633873" calcext:value-type="float">
            <text:p>3,38738982633873</text:p>
          </table:table-cell>
          <table:table-cell table:formula="of:=LOG([.AB3])" office:value-type="float" office:value="3.3654879848909" calcext:value-type="float">
            <text:p>3,3654879848909</text:p>
          </table:table-cell>
          <table:table-cell office:value-type="float" office:value="2560" calcext:value-type="float">
            <text:p>2560</text:p>
          </table:table-cell>
          <table:table-cell office:value-type="float" office:value="2440" calcext:value-type="float">
            <text:p>244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330" calcext:value-type="float">
            <text:p>330</text:p>
          </table:table-cell>
          <table:table-cell office:value-type="float" office:value="290" calcext:value-type="float">
            <text:p>290</text:p>
          </table:table-cell>
          <table:table-cell office:value-type="float" office:value="344" calcext:value-type="float">
            <text:p>344</text:p>
          </table:table-cell>
          <table:table-cell office:value-type="float" office:value="362" calcext:value-type="float">
            <text:p>362</text:p>
          </table:table-cell>
          <table:table-cell office:value-type="float" office:value="275" calcext:value-type="float">
            <text:p>275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103" calcext:value-type="float">
            <text:p>103</text:p>
          </table:table-cell>
          <table:table-cell table:formula="of:=[.J3]+0.1" office:value-type="float" office:value="0.3" calcext:value-type="float">
            <text:p>0,3</text:p>
          </table:table-cell>
          <table:table-cell table:formula="of:=[.A4]/[.J4]" office:value-type="float" office:value="0.25" calcext:value-type="float">
            <text:p>0,25</text:p>
          </table:table-cell>
          <table:table-cell table:formula="of:=[.A4]*[.J4]" office:value-type="float" office:value="0.0225" calcext:value-type="float">
            <text:p>0,0225</text:p>
          </table:table-cell>
          <table:table-cell table:formula="of:=([.K4] - 0.09)/(9.29*0.001*0.09)" office:value-type="float" office:value="191.364669297931" calcext:value-type="float">
            <text:p>191,364669297931</text:p>
          </table:table-cell>
          <table:table-cell table:formula="of:=(([.L4])*100000000*6000/(0.032*5.67*1.76))^(0.25)" office:value-type="float" office:value="453.442283730717" calcext:value-type="float">
            <text:p>453,44228373071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.6" calcext:value-type="float">
            <text:p>2,6</text:p>
          </table:table-cell>
          <table:table-cell table:formula="of:=LOG([.Z4])" office:value-type="float" office:value="3.89486965674525" calcext:value-type="float">
            <text:p>3,89486965674525</text:p>
          </table:table-cell>
          <table:table-cell table:formula="of:=LOG([.AA4])" office:value-type="float" office:value="3.8750612633917" calcext:value-type="float">
            <text:p>3,8750612633917</text:p>
          </table:table-cell>
          <table:table-cell table:formula="of:=LOG([.AB4])" office:value-type="float" office:value="3.85125834871907" calcext:value-type="float">
            <text:p>3,85125834871907</text:p>
          </table:table-cell>
          <table:table-cell office:value-type="float" office:value="7850" calcext:value-type="float">
            <text:p>7850</text:p>
          </table:table-cell>
          <table:table-cell office:value-type="float" office:value="7500" calcext:value-type="float">
            <text:p>7500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0.107" calcext:value-type="float">
            <text:p>0,107</text:p>
          </table:table-cell>
          <table:table-cell office:value-type="float" office:value="488" calcext:value-type="float">
            <text:p>488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472" calcext:value-type="float">
            <text:p>472</text:p>
          </table:table-cell>
          <table:table-cell office:value-type="float" office:value="496" calcext:value-type="float">
            <text:p>496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89" calcext:value-type="float">
            <text:p>189</text:p>
          </table:table-cell>
          <table:table-cell table:formula="of:=[.J4]+0.1" office:value-type="float" office:value="0.4" calcext:value-type="float">
            <text:p>0,4</text:p>
          </table:table-cell>
          <table:table-cell table:formula="of:=[.A5]/[.J5]" office:value-type="float" office:value="0.2675" calcext:value-type="float">
            <text:p>0,2675</text:p>
          </table:table-cell>
          <table:table-cell table:formula="of:=[.A5]*[.J5]" office:value-type="float" office:value="0.0428" calcext:value-type="float">
            <text:p>0,0428</text:p>
          </table:table-cell>
          <table:table-cell table:formula="of:=([.K5] - 0.09)/(9.29*0.001*0.09)" office:value-type="float" office:value="212.295180002392" calcext:value-type="float">
            <text:p>212,295180002392</text:p>
          </table:table-cell>
          <table:table-cell table:formula="of:=(([.L5])*100000000*6000/(0.032*5.67*1.76))^(0.25)" office:value-type="float" office:value="532.521723091863" calcext:value-type="float">
            <text:p>532,52172309186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.7" calcext:value-type="float">
            <text:p>2,7</text:p>
          </table:table-cell>
          <table:table-cell table:formula="of:=LOG([.Z5])" office:value-type="float" office:value="4.11193427633268" calcext:value-type="float">
            <text:p>4,11193427633268</text:p>
          </table:table-cell>
          <table:table-cell table:formula="of:=LOG([.AA5])" office:value-type="float" office:value="4.09342168516224" calcext:value-type="float">
            <text:p>4,09342168516224</text:p>
          </table:table-cell>
          <table:table-cell table:formula="of:=LOG([.AB5])" office:value-type="float" office:value="4.07003786660775" calcext:value-type="float">
            <text:p>4,07003786660775</text:p>
          </table:table-cell>
          <table:table-cell office:value-type="float" office:value="12940" calcext:value-type="float">
            <text:p>12940</text:p>
          </table:table-cell>
          <table:table-cell office:value-type="float" office:value="12400" calcext:value-type="float">
            <text:p>1240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float" office:value="0.154" calcext:value-type="float">
            <text:p>0,154</text:p>
          </table:table-cell>
          <table:table-cell office:value-type="float" office:value="643" calcext:value-type="float">
            <text:p>643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740" calcext:value-type="float">
            <text:p>740</text:p>
          </table:table-cell>
          <table:table-cell office:value-type="float" office:value="608" calcext:value-type="float">
            <text:p>608</text:p>
          </table:table-cell>
          <table:table-cell office:value-type="float" office:value="622" calcext:value-type="float">
            <text:p>622</text:p>
          </table:table-cell>
          <table:table-cell office:value-type="float" office:value="430" calcext:value-type="float">
            <text:p>430</text:p>
          </table:table-cell>
          <table:table-cell office:value-type="float" office:value="368" calcext:value-type="float">
            <text:p>368</text:p>
          </table:table-cell>
          <table:table-cell table:formula="of:=[.J5]+0.1" office:value-type="float" office:value="0.5" calcext:value-type="float">
            <text:p>0,5</text:p>
          </table:table-cell>
          <table:table-cell table:formula="of:=[.A6]/[.J6]" office:value-type="float" office:value="0.308" calcext:value-type="float">
            <text:p>0,308</text:p>
          </table:table-cell>
          <table:table-cell table:formula="of:=[.A6]*[.J6]" office:value-type="float" office:value="0.077" calcext:value-type="float">
            <text:p>0,077</text:p>
          </table:table-cell>
          <table:table-cell table:formula="of:=([.K6] - 0.09)/(9.29*0.001*0.09)" office:value-type="float" office:value="260.734361918431" calcext:value-type="float">
            <text:p>260,734361918431</text:p>
          </table:table-cell>
          <table:table-cell table:formula="of:=(([.L6])*100000000*6000/(0.032*5.67*1.76))^(0.25)" office:value-type="float" office:value="616.735670410238" calcext:value-type="float">
            <text:p>616,73567041023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.8" calcext:value-type="float">
            <text:p>2,8</text:p>
          </table:table-cell>
          <table:table-cell table:formula="of:=LOG([.Z6])" office:value-type="float" office:value="4.70671778233676" calcext:value-type="float">
            <text:p>4,70671778233676</text:p>
          </table:table-cell>
          <table:table-cell table:formula="of:=LOG([.AA6])" office:value-type="float" office:value="4.66370092538965" calcext:value-type="float">
            <text:p>4,66370092538965</text:p>
          </table:table-cell>
          <table:table-cell table:formula="of:=LOG([.AB6])" office:value-type="float" office:value="4.45024910831936" calcext:value-type="float">
            <text:p>4,45024910831936</text:p>
          </table:table-cell>
          <table:table-cell office:value-type="float" office:value="50900" calcext:value-type="float">
            <text:p>50900</text:p>
          </table:table-cell>
          <table:table-cell office:value-type="float" office:value="46100" calcext:value-type="float">
            <text:p>46100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float" office:value="0.234" calcext:value-type="float">
            <text:p>0,234</text:p>
          </table:table-cell>
          <table:table-cell office:value-type="float" office:value="705" calcext:value-type="float">
            <text:p>705</text:p>
          </table:table-cell>
          <table:table-cell office:value-type="float" office:value="1880" calcext:value-type="float">
            <text:p>188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  <table:table-cell office:value-type="float" office:value="2110" calcext:value-type="float">
            <text:p>2110</text:p>
          </table:table-cell>
          <table:table-cell office:value-type="float" office:value="2140" calcext:value-type="float">
            <text:p>2140</text:p>
          </table:table-cell>
          <table:table-cell office:value-type="float" office:value="1970" calcext:value-type="float">
            <text:p>1970</text:p>
          </table:table-cell>
          <table:table-cell office:value-type="float" office:value="1710" calcext:value-type="float">
            <text:p>1710</text:p>
          </table:table-cell>
          <table:table-cell table:formula="of:=[.J6]+0.1" office:value-type="float" office:value="0.6" calcext:value-type="float">
            <text:p>0,6</text:p>
          </table:table-cell>
          <table:table-cell table:formula="of:=[.A7]/[.J7]" office:value-type="float" office:value="0.39" calcext:value-type="float">
            <text:p>0,39</text:p>
          </table:table-cell>
          <table:table-cell table:formula="of:=[.A7]*[.J7]" office:value-type="float" office:value="0.1404" calcext:value-type="float">
            <text:p>0,1404</text:p>
          </table:table-cell>
          <table:table-cell table:formula="of:=([.K7] - 0.09)/(9.29*0.001*0.09)" office:value-type="float" office:value="358.80875493362" calcext:value-type="float">
            <text:p>358,80875493362</text:p>
          </table:table-cell>
          <table:table-cell table:formula="of:=(([.L7])*100000000*6000/(0.032*5.67*1.76))^(0.25)" office:value-type="float" office:value="716.668247697862" calcext:value-type="float">
            <text:p>716,66824769786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.9" calcext:value-type="float">
            <text:p>2,9</text:p>
          </table:table-cell>
          <table:table-cell table:formula="of:=LOG([.Z7])" office:value-type="float" office:value="4.98677173426624" calcext:value-type="float">
            <text:p>4,98677173426624</text:p>
          </table:table-cell>
          <table:table-cell table:formula="of:=LOG([.AA7])" office:value-type="float" office:value="4.8819549713396" calcext:value-type="float">
            <text:p>4,8819549713396</text:p>
          </table:table-cell>
          <table:table-cell table:formula="of:=LOG([.AB7])" office:value-type="float" office:value="4.45331834004704" calcext:value-type="float">
            <text:p>4,45331834004704</text:p>
          </table:table-cell>
          <table:table-cell office:value-type="float" office:value="97000" calcext:value-type="float">
            <text:p>97000</text:p>
          </table:table-cell>
          <table:table-cell office:value-type="float" office:value="76200" calcext:value-type="float">
            <text:p>76200</text:p>
          </table:table-cell>
          <table:table-cell office:value-type="float" office:value="28400" calcext:value-type="float">
            <text:p>28400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781" calcext:value-type="float">
            <text:p>781</text:p>
          </table:table-cell>
          <table:table-cell office:value-type="float" office:value="2180" calcext:value-type="float">
            <text:p>2180</text:p>
          </table:table-cell>
          <table:table-cell office:value-type="float" office:value="5800" calcext:value-type="float">
            <text:p>5800</text:p>
          </table:table-cell>
          <table:table-cell office:value-type="float" office:value="6210" calcext:value-type="float">
            <text:p>6210</text:p>
          </table:table-cell>
          <table:table-cell office:value-type="float" office:value="6260" calcext:value-type="float">
            <text:p>6260</text:p>
          </table:table-cell>
          <table:table-cell office:value-type="float" office:value="6290" calcext:value-type="float">
            <text:p>6290</text:p>
          </table:table-cell>
          <table:table-cell office:value-type="float" office:value="6160" calcext:value-type="float">
            <text:p>6160</text:p>
          </table:table-cell>
          <table:table-cell office:value-type="float" office:value="6060" calcext:value-type="float">
            <text:p>6060</text:p>
          </table:table-cell>
          <table:table-cell table:formula="of:=[.J7]+0.1" office:value-type="float" office:value="0.7" calcext:value-type="float">
            <text:p>0,7</text:p>
          </table:table-cell>
          <table:table-cell table:formula="of:=[.A8]/[.J8]" office:value-type="float" office:value="0.528571428571429" calcext:value-type="float">
            <text:p>0,528571428571429</text:p>
          </table:table-cell>
          <table:table-cell table:formula="of:=[.A8]*[.J8]" office:value-type="float" office:value="0.259" calcext:value-type="float">
            <text:p>0,259</text:p>
          </table:table-cell>
          <table:table-cell table:formula="of:=([.K8] - 0.09)/(9.29*0.001*0.09)" office:value-type="float" office:value="524.544227450578" calcext:value-type="float">
            <text:p>524,544227450578</text:p>
          </table:table-cell>
          <table:table-cell table:formula="of:=(([.L8])*100000000*6000/(0.032*5.67*1.76))^(0.25)" office:value-type="float" office:value="835.22085014276" calcext:value-type="float">
            <text:p>835,22085014276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LOG([.Z8])" office:value-type="float" office:value="5.20330491613848" calcext:value-type="float">
            <text:p>5,20330491613848</text:p>
          </table:table-cell>
          <table:table-cell table:formula="of:=LOG([.AA8])" office:value-type="float" office:value="4.97173959088778" calcext:value-type="float">
            <text:p>4,97173959088778</text:p>
          </table:table-cell>
          <table:table-cell table:formula="of:=LOG([.AB8])" office:value-type="float" office:value="4.45484486000851" calcext:value-type="float">
            <text:p>4,45484486000851</text:p>
          </table:table-cell>
          <table:table-cell office:value-type="float" office:value="159700" calcext:value-type="float">
            <text:p>159700</text:p>
          </table:table-cell>
          <table:table-cell office:value-type="float" office:value="93700" calcext:value-type="float">
            <text:p>9370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float" office:value="0.502" calcext:value-type="float">
            <text:p>0,502</text:p>
          </table:table-cell>
          <table:table-cell office:value-type="float" office:value="797" calcext:value-type="float">
            <text:p>797</text:p>
          </table:table-cell>
          <table:table-cell office:value-type="float" office:value="2250" calcext:value-type="float">
            <text:p>2250</text:p>
          </table:table-cell>
          <table:table-cell office:value-type="float" office:value="6780" calcext:value-type="float">
            <text:p>6780</text:p>
          </table:table-cell>
          <table:table-cell office:value-type="float" office:value="10700" calcext:value-type="float">
            <text:p>10700</text:p>
          </table:table-cell>
          <table:table-cell office:value-type="float" office:value="12500" calcext:value-type="float">
            <text:p>12500</text:p>
          </table:table-cell>
          <table:table-cell office:value-type="float" office:value="12700" calcext:value-type="float">
            <text:p>12700</text:p>
          </table:table-cell>
          <table:table-cell office:value-type="float" office:value="12660" calcext:value-type="float">
            <text:p>12660</text:p>
          </table:table-cell>
          <table:table-cell office:value-type="float" office:value="12640" calcext:value-type="float">
            <text:p>12640</text:p>
          </table:table-cell>
          <table:table-cell table:formula="of:=[.J8]+0.1" office:value-type="float" office:value="0.8" calcext:value-type="float">
            <text:p>0,8</text:p>
          </table:table-cell>
          <table:table-cell table:formula="of:=[.A9]/[.J9]" office:value-type="float" office:value="0.6275" calcext:value-type="float">
            <text:p>0,6275</text:p>
          </table:table-cell>
          <table:table-cell table:formula="of:=[.A9]*[.J9]" office:value-type="float" office:value="0.4016" calcext:value-type="float">
            <text:p>0,4016</text:p>
          </table:table-cell>
          <table:table-cell table:formula="of:=([.K9] - 0.09)/(9.29*0.001*0.09)" office:value-type="float" office:value="642.865685922737" calcext:value-type="float">
            <text:p>642,865685922737</text:p>
          </table:table-cell>
          <table:table-cell table:formula="of:=(([.L9])*100000000*6000/(0.032*5.67*1.76))^(0.25)" office:value-type="float" office:value="932.019099720231" calcext:value-type="float">
            <text:p>932,01909972023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.1" calcext:value-type="float">
            <text:p>3,1</text:p>
          </table:table-cell>
          <table:table-cell table:formula="of:=LOG([.Z9])" office:value-type="float" office:value="5.18836592606315" calcext:value-type="float">
            <text:p>5,18836592606315</text:p>
          </table:table-cell>
          <table:table-cell table:formula="of:=LOG([.AA9])" office:value-type="float" office:value="4.93801909747621" calcext:value-type="float">
            <text:p>4,93801909747621</text:p>
          </table:table-cell>
          <table:table-cell table:formula="of:=LOG([.AB9])" office:value-type="float" office:value="4.46239799789896" calcext:value-type="float">
            <text:p>4,46239799789896</text:p>
          </table:table-cell>
          <table:table-cell office:value-type="float" office:value="154300" calcext:value-type="float">
            <text:p>154300</text:p>
          </table:table-cell>
          <table:table-cell office:value-type="float" office:value="86700" calcext:value-type="float">
            <text:p>867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0.677" calcext:value-type="float">
            <text:p>0,677</text:p>
          </table:table-cell>
          <table:table-cell office:value-type="float" office:value="808" calcext:value-type="float">
            <text:p>808</text:p>
          </table:table-cell>
          <table:table-cell office:value-type="float" office:value="2290" calcext:value-type="float">
            <text:p>2290</text:p>
          </table:table-cell>
          <table:table-cell office:value-type="float" office:value="6980" calcext:value-type="float">
            <text:p>6980</text:p>
          </table:table-cell>
          <table:table-cell office:value-type="float" office:value="11410" calcext:value-type="float">
            <text:p>11410</text:p>
          </table:table-cell>
          <table:table-cell office:value-type="float" office:value="19180" calcext:value-type="float">
            <text:p>19180</text:p>
          </table:table-cell>
          <table:table-cell office:value-type="float" office:value="20200" calcext:value-type="float">
            <text:p>20200</text:p>
          </table:table-cell>
          <table:table-cell office:value-type="float" office:value="19900" calcext:value-type="float">
            <text:p>19900</text:p>
          </table:table-cell>
          <table:table-cell office:value-type="float" office:value="20200" calcext:value-type="float">
            <text:p>20200</text:p>
          </table:table-cell>
          <table:table-cell table:formula="of:=[.J9]+0.1" office:value-type="float" office:value="0.9" calcext:value-type="float">
            <text:p>0,9</text:p>
          </table:table-cell>
          <table:table-cell table:formula="of:=[.A10]/[.J10]" office:value-type="float" office:value="0.752222222222222" calcext:value-type="float">
            <text:p>0,752222222222222</text:p>
          </table:table-cell>
          <table:table-cell table:formula="of:=[.A10]*[.J10]" office:value-type="float" office:value="0.6093" calcext:value-type="float">
            <text:p>0,6093</text:p>
          </table:table-cell>
          <table:table-cell table:formula="of:=([.K10] - 0.09)/(9.29*0.001*0.09)" office:value-type="float" office:value="792.037103483103" calcext:value-type="float">
            <text:p>792,037103483103</text:p>
          </table:table-cell>
          <table:table-cell table:formula="of:=(([.L10])*100000000*6000/(0.032*5.67*1.76))^(0.25)" office:value-type="float" office:value="1034.38968449665" calcext:value-type="float">
            <text:p>1034,38968449665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843" calcext:value-type="float">
            <text:p>0,843</text:p>
          </table:table-cell>
          <table:table-cell office:value-type="float" office:value="817" calcext:value-type="float">
            <text:p>817</text:p>
          </table:table-cell>
          <table:table-cell office:value-type="float" office:value="2320" calcext:value-type="float">
            <text:p>2320</text:p>
          </table:table-cell>
          <table:table-cell office:value-type="float" office:value="7100" calcext:value-type="float">
            <text:p>7100</text:p>
          </table:table-cell>
          <table:table-cell office:value-type="float" office:value="11750" calcext:value-type="float">
            <text:p>11750</text:p>
          </table:table-cell>
          <table:table-cell office:value-type="float" office:value="28200" calcext:value-type="float">
            <text:p>28200</text:p>
          </table:table-cell>
          <table:table-cell office:value-type="float" office:value="28400" calcext:value-type="float">
            <text:p>28400</text:p>
          </table:table-cell>
          <table:table-cell office:value-type="float" office:value="28500" calcext:value-type="float">
            <text:p>28500</text:p>
          </table:table-cell>
          <table:table-cell office:value-type="float" office:value="29000" calcext:value-type="float">
            <text:p>29000</text:p>
          </table:table-cell>
          <table:table-cell table:formula="of:=[.J10]+0.1" office:value-type="float" office:value="1" calcext:value-type="float">
            <text:p>1</text:p>
          </table:table-cell>
          <table:table-cell table:formula="of:=[.A11]/[.J11]" office:value-type="float" office:value="0.843" calcext:value-type="float">
            <text:p>0,843</text:p>
          </table:table-cell>
          <table:table-cell table:formula="of:=[.A11]*[.J11]" office:value-type="float" office:value="0.843" calcext:value-type="float">
            <text:p>0,843</text:p>
          </table:table-cell>
          <table:table-cell table:formula="of:=([.K11] - 0.09)/(9.29*0.001*0.09)" office:value-type="float" office:value="900.609974883387" calcext:value-type="float">
            <text:p>900,609974883387</text:p>
          </table:table-cell>
          <table:table-cell table:formula="of:=(([.L11])*100000000*6000/(0.032*5.67*1.76))^(0.25)" office:value-type="float" office:value="1121.84609354331" calcext:value-type="float">
            <text:p>1121,84609354331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1.031" calcext:value-type="float">
            <text:p>1,031</text:p>
          </table:table-cell>
          <table:table-cell office:value-type="float" office:value="825" calcext:value-type="float">
            <text:p>825</text:p>
          </table:table-cell>
          <table:table-cell office:value-type="float" office:value="2350" calcext:value-type="float">
            <text:p>2350</text:p>
          </table:table-cell>
          <table:table-cell office:value-type="float" office:value="7200" calcext:value-type="float">
            <text:p>7200</text:p>
          </table:table-cell>
          <table:table-cell office:value-type="float" office:value="11980" calcext:value-type="float">
            <text:p>11980</text:p>
          </table:table-cell>
          <table:table-cell office:value-type="float" office:value="36200" calcext:value-type="float">
            <text:p>36200</text:p>
          </table:table-cell>
          <table:table-cell office:value-type="float" office:value="37200" calcext:value-type="float">
            <text:p>37200</text:p>
          </table:table-cell>
          <table:table-cell office:value-type="float" office:value="38600" calcext:value-type="float">
            <text:p>38600</text:p>
          </table:table-cell>
          <table:table-cell office:value-type="float" office:value="39400" calcext:value-type="float">
            <text:p>39400</text:p>
          </table:table-cell>
          <table:table-cell table:formula="of:=[.J11]+0.1" office:value-type="float" office:value="1.1" calcext:value-type="float">
            <text:p>1,1</text:p>
          </table:table-cell>
          <table:table-cell table:formula="of:=[.A12]/[.J12]" office:value-type="float" office:value="0.937272727272727" calcext:value-type="float">
            <text:p>0,937272727272727</text:p>
          </table:table-cell>
          <table:table-cell table:formula="of:=[.A12]*[.J12]" office:value-type="float" office:value="1.1341" calcext:value-type="float">
            <text:p>1,1341</text:p>
          </table:table-cell>
          <table:table-cell table:formula="of:=([.K12] - 0.09)/(9.29*0.001*0.09)" office:value-type="float" office:value="1013.36290787313" calcext:value-type="float">
            <text:p>1013,36290787313</text:p>
          </table:table-cell>
          <table:table-cell table:formula="of:=(([.L12])*100000000*6000/(0.032*5.67*1.76))^(0.25)" office:value-type="float" office:value="1208.20109208517" calcext:value-type="float">
            <text:p>1208,20109208517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1.239" calcext:value-type="float">
            <text:p>1,239</text:p>
          </table:table-cell>
          <table:table-cell office:value-type="float" office:value="833" calcext:value-type="float">
            <text:p>833</text:p>
          </table:table-cell>
          <table:table-cell office:value-type="float" office:value="2370" calcext:value-type="float">
            <text:p>2370</text:p>
          </table:table-cell>
          <table:table-cell office:value-type="float" office:value="7260" calcext:value-type="float">
            <text:p>7260</text:p>
          </table:table-cell>
          <table:table-cell office:value-type="float" office:value="12130" calcext:value-type="float">
            <text:p>12130</text:p>
          </table:table-cell>
          <table:table-cell office:value-type="float" office:value="41500" calcext:value-type="float">
            <text:p>41500</text:p>
          </table:table-cell>
          <table:table-cell office:value-type="float" office:value="47900" calcext:value-type="float">
            <text:p>47900</text:p>
          </table:table-cell>
          <table:table-cell office:value-type="float" office:value="49000" calcext:value-type="float">
            <text:p>49000</text:p>
          </table:table-cell>
          <table:table-cell office:value-type="float" office:value="49400" calcext:value-type="float">
            <text:p>49400</text:p>
          </table:table-cell>
          <table:table-cell table:formula="of:=[.J12]+0.1" office:value-type="float" office:value="1.2" calcext:value-type="float">
            <text:p>1,2</text:p>
          </table:table-cell>
          <table:table-cell table:formula="of:=[.A13]/[.J13]" office:value-type="float" office:value="1.0325" calcext:value-type="float">
            <text:p>1,0325</text:p>
          </table:table-cell>
          <table:table-cell table:formula="of:=[.A13]*[.J13]" office:value-type="float" office:value="1.4868" calcext:value-type="float">
            <text:p>1,4868</text:p>
          </table:table-cell>
          <table:table-cell table:formula="of:=([.K13] - 0.09)/(9.29*0.001*0.09)" office:value-type="float" office:value="1127.25750508312" calcext:value-type="float">
            <text:p>1127,25750508312</text:p>
          </table:table-cell>
          <table:table-cell table:formula="of:=(([.L13])*100000000*6000/(0.032*5.67*1.76))^(0.25)" office:value-type="float" office:value="1292.82435332639" calcext:value-type="float">
            <text:p>1292,82435332639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1.458" calcext:value-type="float">
            <text:p>1,458</text:p>
          </table:table-cell>
          <table:table-cell office:value-type="float" office:value="840" calcext:value-type="float">
            <text:p>840</text:p>
          </table:table-cell>
          <table:table-cell office:value-type="float" office:value="2400" calcext:value-type="float">
            <text:p>2400</text:p>
          </table:table-cell>
          <table:table-cell office:value-type="float" office:value="7380" calcext:value-type="float">
            <text:p>7380</text:p>
          </table:table-cell>
          <table:table-cell office:value-type="float" office:value="12220" calcext:value-type="float">
            <text:p>12220</text:p>
          </table:table-cell>
          <table:table-cell office:value-type="float" office:value="43500" calcext:value-type="float">
            <text:p>43500</text:p>
          </table:table-cell>
          <table:table-cell office:value-type="float" office:value="58600" calcext:value-type="float">
            <text:p>58600</text:p>
          </table:table-cell>
          <table:table-cell office:value-type="float" office:value="61300" calcext:value-type="float">
            <text:p>61300</text:p>
          </table:table-cell>
          <table:table-cell office:value-type="float" office:value="61200" calcext:value-type="float">
            <text:p>61200</text:p>
          </table:table-cell>
          <table:table-cell table:formula="of:=[.J13]+0.1" office:value-type="float" office:value="1.3" calcext:value-type="float">
            <text:p>1,3</text:p>
          </table:table-cell>
          <table:table-cell table:formula="of:=[.A14]/[.J14]" office:value-type="float" office:value="1.12153846153846" calcext:value-type="float">
            <text:p>1,12153846153846</text:p>
          </table:table-cell>
          <table:table-cell table:formula="of:=[.A14]*[.J14]" office:value-type="float" office:value="1.8954" calcext:value-type="float">
            <text:p>1,8954</text:p>
          </table:table-cell>
          <table:table-cell table:formula="of:=([.K14] - 0.09)/(9.29*0.001*0.09)" office:value-type="float" office:value="1233.75010350253" calcext:value-type="float">
            <text:p>1233,75010350253</text:p>
          </table:table-cell>
          <table:table-cell table:formula="of:=(([.L14])*100000000*6000/(0.032*5.67*1.76))^(0.25)" office:value-type="float" office:value="1373.73070469643" calcext:value-type="float">
            <text:p>1373,73070469643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.693" calcext:value-type="float">
            <text:p>1,693</text:p>
          </table:table-cell>
          <table:table-cell office:value-type="float" office:value="846" calcext:value-type="float">
            <text:p>846</text:p>
          </table:table-cell>
          <table:table-cell office:value-type="float" office:value="2420" calcext:value-type="float">
            <text:p>2420</text:p>
          </table:table-cell>
          <table:table-cell office:value-type="float" office:value="7440" calcext:value-type="float">
            <text:p>7440</text:p>
          </table:table-cell>
          <table:table-cell office:value-type="float" office:value="12310" calcext:value-type="float">
            <text:p>12310</text:p>
          </table:table-cell>
          <table:table-cell office:value-type="float" office:value="45000" calcext:value-type="float">
            <text:p>45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4500" calcext:value-type="float">
            <text:p>74500</text:p>
          </table:table-cell>
          <table:table-cell office:value-type="float" office:value="73800" calcext:value-type="float">
            <text:p>73800</text:p>
          </table:table-cell>
          <table:table-cell table:formula="of:=[.J14]+0.1" office:value-type="float" office:value="1.4" calcext:value-type="float">
            <text:p>1,4</text:p>
          </table:table-cell>
          <table:table-cell table:formula="of:=[.A15]/[.J15]" office:value-type="float" office:value="1.20928571428571" calcext:value-type="float">
            <text:p>1,20928571428571</text:p>
          </table:table-cell>
          <table:table-cell table:formula="of:=[.A15]*[.J15]" office:value-type="float" office:value="2.3702" calcext:value-type="float">
            <text:p>2,3702</text:p>
          </table:table-cell>
          <table:table-cell table:formula="of:=([.K15] - 0.09)/(9.29*0.001*0.09)" office:value-type="float" office:value="1338.69837852615" calcext:value-type="float">
            <text:p>1338,69837852615</text:p>
          </table:table-cell>
          <table:table-cell table:formula="of:=(([.L15])*100000000*6000/(0.032*5.67*1.76))^(0.25)" office:value-type="float" office:value="1452.68895582199" calcext:value-type="float">
            <text:p>1452,68895582199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853" calcext:value-type="float">
            <text:p>853</text:p>
          </table:table-cell>
          <table:table-cell office:value-type="float" office:value="2440" calcext:value-type="float">
            <text:p>2440</text:p>
          </table:table-cell>
          <table:table-cell office:value-type="float" office:value="7500" calcext:value-type="float">
            <text:p>7500</text:p>
          </table:table-cell>
          <table:table-cell office:value-type="float" office:value="12400" calcext:value-type="float">
            <text:p>12400</text:p>
          </table:table-cell>
          <table:table-cell office:value-type="float" office:value="46100" calcext:value-type="float">
            <text:p>46100</text:p>
          </table:table-cell>
          <table:table-cell office:value-type="float" office:value="76200" calcext:value-type="float">
            <text:p>76200</text:p>
          </table:table-cell>
          <table:table-cell office:value-type="float" office:value="93700" calcext:value-type="float">
            <text:p>93700</text:p>
          </table:table-cell>
          <table:table-cell office:value-type="float" office:value="86700" calcext:value-type="float">
            <text:p>86700</text:p>
          </table:table-cell>
          <table:table-cell table:formula="of:=[.J15]+0.1" office:value-type="float" office:value="1.5" calcext:value-type="float">
            <text:p>1,5</text:p>
          </table:table-cell>
          <table:table-cell table:formula="of:=[.A16]/[.J16]" office:value-type="float" office:value="1.28666666666667" calcext:value-type="float">
            <text:p>1,28666666666667</text:p>
          </table:table-cell>
          <table:table-cell table:formula="of:=[.A16]*[.J16]" office:value-type="float" office:value="2.895" calcext:value-type="float">
            <text:p>2,895</text:p>
          </table:table-cell>
          <table:table-cell table:formula="of:=([.K16] - 0.09)/(9.29*0.001*0.09)" office:value-type="float" office:value="1431.24825579077" calcext:value-type="float">
            <text:p>1431,24825579077</text:p>
          </table:table-cell>
          <table:table-cell table:formula="of:=(([.L16])*100000000*6000/(0.032*5.67*1.76))^(0.25)" office:value-type="float" office:value="1527.17402366914" calcext:value-type="float">
            <text:p>1527,17402366914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860" calcext:value-type="float">
            <text:p>860</text:p>
          </table:table-cell>
          <table:table-cell office:value-type="float" office:value="2460" calcext:value-type="float">
            <text:p>2460</text:p>
          </table:table-cell>
          <table:table-cell office:value-type="float" office:value="7580" calcext:value-type="float">
            <text:p>7580</text:p>
          </table:table-cell>
          <table:table-cell office:value-type="float" office:value="12520" calcext:value-type="float">
            <text:p>12520</text:p>
          </table:table-cell>
          <table:table-cell office:value-type="float" office:value="47800" calcext:value-type="float">
            <text:p>47800</text:p>
          </table:table-cell>
          <table:table-cell office:value-type="float" office:value="81000" calcext:value-type="float">
            <text:p>81000</text:p>
          </table:table-cell>
          <table:table-cell office:value-type="float" office:value="105800" calcext:value-type="float">
            <text:p>105800</text:p>
          </table:table-cell>
          <table:table-cell office:value-type="float" office:value="101100" calcext:value-type="float">
            <text:p>101100</text:p>
          </table:table-cell>
          <table:table-cell table:formula="of:=[.J16]+0.1" office:value-type="float" office:value="1.6" calcext:value-type="float">
            <text:p>1,6</text:p>
          </table:table-cell>
          <table:table-cell table:formula="of:=[.A17]/[.J17]" office:value-type="float" office:value="1.35625" calcext:value-type="float">
            <text:p>1,35625</text:p>
          </table:table-cell>
          <table:table-cell table:formula="of:=[.A17]*[.J17]" office:value-type="float" office:value="3.472" calcext:value-type="float">
            <text:p>3,472</text:p>
          </table:table-cell>
          <table:table-cell table:formula="of:=([.K17] - 0.09)/(9.29*0.001*0.09)" office:value-type="float" office:value="1514.47195311566" calcext:value-type="float">
            <text:p>1514,47195311566</text:p>
          </table:table-cell>
          <table:table-cell table:formula="of:=(([.L17])*100000000*6000/(0.032*5.67*1.76))^(0.25)" office:value-type="float" office:value="1598.16389650719" calcext:value-type="float">
            <text:p>1598,16389650719</text:p>
          </table:table-cell>
          <table:table-cell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867" calcext:value-type="float">
            <text:p>867</text:p>
          </table:table-cell>
          <table:table-cell office:value-type="float" office:value="2530" calcext:value-type="float">
            <text:p>2530</text:p>
          </table:table-cell>
          <table:table-cell office:value-type="float" office:value="7650" calcext:value-type="float">
            <text:p>7650</text:p>
          </table:table-cell>
          <table:table-cell office:value-type="float" office:value="12650" calcext:value-type="float">
            <text:p>12650</text:p>
          </table:table-cell>
          <table:table-cell office:value-type="float" office:value="48600" calcext:value-type="float">
            <text:p>48600</text:p>
          </table:table-cell>
          <table:table-cell office:value-type="float" office:value="85100" calcext:value-type="float">
            <text:p>85100</text:p>
          </table:table-cell>
          <table:table-cell office:value-type="float" office:value="126100" calcext:value-type="float">
            <text:p>126100</text:p>
          </table:table-cell>
          <table:table-cell office:value-type="float" office:value="115100" calcext:value-type="float">
            <text:p>115100</text:p>
          </table:table-cell>
          <table:table-cell table:formula="of:=[.J17]+0.1" office:value-type="float" office:value="1.7" calcext:value-type="float">
            <text:p>1,7</text:p>
          </table:table-cell>
          <table:table-cell table:formula="of:=[.A18]/[.J18]" office:value-type="float" office:value="1.41176470588235" calcext:value-type="float">
            <text:p>1,41176470588235</text:p>
          </table:table-cell>
          <table:table-cell table:formula="of:=[.A18]*[.J18]" office:value-type="float" office:value="4.08" calcext:value-type="float">
            <text:p>4,08</text:p>
          </table:table-cell>
          <table:table-cell table:formula="of:=([.K18] - 0.09)/(9.29*0.001*0.09)" office:value-type="float" office:value="1580.86916144283" calcext:value-type="float">
            <text:p>1580,86916144283</text:p>
          </table:table-cell>
          <table:table-cell table:formula="of:=(([.L18])*100000000*6000/(0.032*5.67*1.76))^(0.25)" office:value-type="float" office:value="1663.95442551395" calcext:value-type="float">
            <text:p>1663,95442551395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872" calcext:value-type="float">
            <text:p>872</text:p>
          </table:table-cell>
          <table:table-cell office:value-type="float" office:value="2540" calcext:value-type="float">
            <text:p>2540</text:p>
          </table:table-cell>
          <table:table-cell office:value-type="float" office:value="7740" calcext:value-type="float">
            <text:p>7740</text:p>
          </table:table-cell>
          <table:table-cell office:value-type="float" office:value="12800" calcext:value-type="float">
            <text:p>12800</text:p>
          </table:table-cell>
          <table:table-cell office:value-type="float" office:value="49500" calcext:value-type="float">
            <text:p>49500</text:p>
          </table:table-cell>
          <table:table-cell office:value-type="float" office:value="91200" calcext:value-type="float">
            <text:p>91200</text:p>
          </table:table-cell>
          <table:table-cell office:value-type="float" office:value="140400" calcext:value-type="float">
            <text:p>140400</text:p>
          </table:table-cell>
          <table:table-cell office:value-type="float" office:value="132500" calcext:value-type="float">
            <text:p>132500</text:p>
          </table:table-cell>
          <table:table-cell table:formula="of:=[.J18]+0.1" office:value-type="float" office:value="1.8" calcext:value-type="float">
            <text:p>1,8</text:p>
          </table:table-cell>
          <table:table-cell table:formula="of:=[.A19]/[.J19]" office:value-type="float" office:value="1.48333333333333" calcext:value-type="float">
            <text:p>1,48333333333333</text:p>
          </table:table-cell>
          <table:table-cell table:formula="of:=[.A19]*[.J19]" office:value-type="float" office:value="4.806" calcext:value-type="float">
            <text:p>4,806</text:p>
          </table:table-cell>
          <table:table-cell table:formula="of:=([.K19] - 0.09)/(9.29*0.001*0.09)" office:value-type="float" office:value="1666.46732846948" calcext:value-type="float">
            <text:p>1666,46732846948</text:p>
          </table:table-cell>
          <table:table-cell table:formula="of:=(([.L19])*100000000*6000/(0.032*5.67*1.76))^(0.25)" office:value-type="float" office:value="1733.49394072135" calcext:value-type="float">
            <text:p>1733,49394072135</text:p>
          </table:table-cell>
          <table:table-cell office:value-type="float" office:value="130" calcext:value-type="float">
            <text:p>130</text:p>
          </table:table-cell>
          <table:table-cell table:number-columns-repeated="13"/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880" calcext:value-type="float">
            <text:p>880</text:p>
          </table:table-cell>
          <table:table-cell office:value-type="float" office:value="2560" calcext:value-type="float">
            <text:p>2560</text:p>
          </table:table-cell>
          <table:table-cell office:value-type="float" office:value="7850" calcext:value-type="float">
            <text:p>7850</text:p>
          </table:table-cell>
          <table:table-cell office:value-type="float" office:value="12940" calcext:value-type="float">
            <text:p>12940</text:p>
          </table:table-cell>
          <table:table-cell office:value-type="float" office:value="50900" calcext:value-type="float">
            <text:p>50900</text:p>
          </table:table-cell>
          <table:table-cell office:value-type="float" office:value="97000" calcext:value-type="float">
            <text:p>97000</text:p>
          </table:table-cell>
          <table:table-cell office:value-type="float" office:value="159700" calcext:value-type="float">
            <text:p>159700</text:p>
          </table:table-cell>
          <table:table-cell office:value-type="float" office:value="154300" calcext:value-type="float">
            <text:p>154300</text:p>
          </table:table-cell>
          <table:table-cell table:formula="of:=[.J19]+0.1" office:value-type="float" office:value="1.9" calcext:value-type="float">
            <text:p>1,9</text:p>
          </table:table-cell>
          <table:table-cell table:formula="of:=[.A20]/[.J20]" office:value-type="float" office:value="1.56842105263158" calcext:value-type="float">
            <text:p>1,56842105263158</text:p>
          </table:table-cell>
          <table:table-cell table:formula="of:=[.A20]*[.J20]" office:value-type="float" office:value="5.662" calcext:value-type="float">
            <text:p>5,662</text:p>
          </table:table-cell>
          <table:table-cell table:formula="of:=([.K20] - 0.09)/(9.29*0.001*0.09)" office:value-type="float" office:value="1768.23472387463" calcext:value-type="float">
            <text:p>1768,23472387463</text:p>
          </table:table-cell>
          <table:table-cell table:formula="of:=(([.L20])*100000000*6000/(0.032*5.67*1.76))^(0.25)" office:value-type="float" office:value="1806.00460184612" calcext:value-type="float">
            <text:p>1806,00460184612</text:p>
          </table:table-cell>
          <table:table-cell office:value-type="float" office:value="140" calcext:value-type="float">
            <text:p>140</text:p>
          </table:table-cell>
          <table:table-cell table:number-columns-repeated="13"/>
        </table:table-row>
        <table:table-row table:style-name="ro1">
          <table:table-cell office:value-type="float" office:value="3.27" calcext:value-type="float">
            <text:p>3,27</text:p>
          </table:table-cell>
          <table:table-cell table:formula="of:=LOG([.B2])" office:value-type="float" office:value="1.55630250076729" calcext:value-type="float">
            <text:p>1,55630250076729</text:p>
          </table:table-cell>
          <table:table-cell table:formula="of:=LOG([.C2])" office:value-type="float" office:value="1.65321251377534" calcext:value-type="float">
            <text:p>1,65321251377534</text:p>
          </table:table-cell>
          <table:table-cell table:formula="of:=LOG([.D2])" office:value-type="float" office:value="1.75587485567249" calcext:value-type="float">
            <text:p>1,75587485567249</text:p>
          </table:table-cell>
          <table:table-cell table:formula="of:=LOG([.E2])" office:value-type="float" office:value="1.57978359661681" calcext:value-type="float">
            <text:p>1,57978359661681</text:p>
          </table:table-cell>
          <table:table-cell table:formula="of:=LOG([.F2])" office:value-type="float" office:value="1.68124123737559" calcext:value-type="float">
            <text:p>1,68124123737559</text:p>
          </table:table-cell>
          <table:table-cell table:formula="of:=LOG([.G2])" office:value-type="float" office:value="1.47712125471966" calcext:value-type="float">
            <text:p>1,47712125471966</text:p>
          </table:table-cell>
          <table:table-cell table:formula="of:=LOG([.H2])" office:value-type="float" office:value="1.25527250510331" calcext:value-type="float">
            <text:p>1,25527250510331</text:p>
          </table:table-cell>
          <table:table-cell table:formula="of:=LOG([.I2])" office:value-type="float" office:value="0.903089986991943" calcext:value-type="float">
            <text:p>0,903089986991943</text:p>
          </table:table-cell>
          <table:table-cell table:formula="of:=[.J20]+0.1" office:value-type="float" office:value="2" calcext:value-type="float">
            <text:p>2</text:p>
          </table:table-cell>
          <table:table-cell table:formula="of:=[.A21]/[.J21]" office:value-type="float" office:value="1.635" calcext:value-type="float">
            <text:p>1,635</text:p>
          </table:table-cell>
          <table:table-cell table:formula="of:=[.A21]*[.J21]" office:value-type="float" office:value="6.54" calcext:value-type="float">
            <text:p>6,54</text:p>
          </table:table-cell>
          <table:table-cell table:formula="of:=([.K21] - 0.09)/(9.29*0.001*0.09)" office:value-type="float" office:value="1847.86508790814" calcext:value-type="float">
            <text:p>1847,86508790814</text:p>
          </table:table-cell>
          <table:table-cell table:formula="of:=(([.L21])*100000000*6000/(0.032*5.67*1.76))^(0.25)" office:value-type="float" office:value="1872.28010906753" calcext:value-type="float">
            <text:p>1872,28010906753</text:p>
          </table:table-cell>
          <table:table-cell table:formula="of:=LOG([.O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.56" calcext:value-type="float">
            <text:p>3,56</text:p>
          </table:table-cell>
          <table:table-cell table:formula="of:=LOG([.B3])" office:value-type="float" office:value="1.9731278535997" calcext:value-type="float">
            <text:p>1,9731278535997</text:p>
          </table:table-cell>
          <table:table-cell table:formula="of:=LOG([.C3])" office:value-type="float" office:value="2.07918124604762" calcext:value-type="float">
            <text:p>2,07918124604762</text:p>
          </table:table-cell>
          <table:table-cell table:formula="of:=LOG([.D3])" office:value-type="float" office:value="2.24303804868629" calcext:value-type="float">
            <text:p>2,24303804868629</text:p>
          </table:table-cell>
          <table:table-cell table:formula="of:=LOG([.E3])" office:value-type="float" office:value="2.12710479836481" calcext:value-type="float">
            <text:p>2,12710479836481</text:p>
          </table:table-cell>
          <table:table-cell table:formula="of:=LOG([.F3])" office:value-type="float" office:value="2.16731733474818" calcext:value-type="float">
            <text:p>2,16731733474818</text:p>
          </table:table-cell>
          <table:table-cell table:formula="of:=LOG([.G3])" office:value-type="float" office:value="2.09342168516224" calcext:value-type="float">
            <text:p>2,09342168516224</text:p>
          </table:table-cell>
          <table:table-cell table:formula="of:=LOG([.H3])" office:value-type="float" office:value="1.8750612633917" calcext:value-type="float">
            <text:p>1,8750612633917</text:p>
          </table:table-cell>
          <table:table-cell table:formula="of:=LOG([.I3])" office:value-type="float" office:value="1.56820172406699" calcext:value-type="float">
            <text:p>1,56820172406699</text:p>
          </table:table-cell>
          <table:table-cell table:formula="of:=[.J21]+0.1" office:value-type="float" office:value="2.1" calcext:value-type="float">
            <text:p>2,1</text:p>
          </table:table-cell>
          <table:table-cell table:formula="of:=[.A22]/[.J22]" office:value-type="float" office:value="1.69523809523809" calcext:value-type="float">
            <text:p>1,69523809523809</text:p>
          </table:table-cell>
          <table:table-cell table:formula="of:=[.A22]*[.J22]" office:value-type="float" office:value="7.476" calcext:value-type="float">
            <text:p>7,476</text:p>
          </table:table-cell>
          <table:table-cell table:formula="of:=([.K22] - 0.09)/(9.29*0.001*0.09)" office:value-type="float" office:value="1919.91160774799" calcext:value-type="float">
            <text:p>1919,91160774799</text:p>
          </table:table-cell>
          <table:table-cell table:formula="of:=(([.L22])*100000000*6000/(0.032*5.67*1.76))^(0.25)" office:value-type="float" office:value="1935.94809644017" calcext:value-type="float">
            <text:p>1935,94809644017</text:p>
          </table:table-cell>
          <table:table-cell table:formula="of:=LOG([.O3])" office:value-type="float" office:value="0.301029995663981" calcext:value-type="float">
            <text:p>0,301029995663981</text:p>
          </table:table-cell>
          <table:table-cell table:number-columns-repeated="13"/>
        </table:table-row>
        <table:table-row table:style-name="ro1">
          <table:table-cell office:value-type="float" office:value="3.72" calcext:value-type="float">
            <text:p>3,72</text:p>
          </table:table-cell>
          <table:table-cell table:formula="of:=LOG([.B4])" office:value-type="float" office:value="2.51851393987789" calcext:value-type="float">
            <text:p>2,51851393987789</text:p>
          </table:table-cell>
          <table:table-cell table:formula="of:=LOG([.C4])" office:value-type="float" office:value="2.46239799789896" calcext:value-type="float">
            <text:p>2,46239799789896</text:p>
          </table:table-cell>
          <table:table-cell table:formula="of:=LOG([.D4])" office:value-type="float" office:value="2.53655844257153" calcext:value-type="float">
            <text:p>2,53655844257153</text:p>
          </table:table-cell>
          <table:table-cell table:formula="of:=LOG([.E4])" office:value-type="float" office:value="2.55870857053317" calcext:value-type="float">
            <text:p>2,55870857053317</text:p>
          </table:table-cell>
          <table:table-cell table:formula="of:=LOG([.F4])" office:value-type="float" office:value="2.43933269383026" calcext:value-type="float">
            <text:p>2,43933269383026</text:p>
          </table:table-cell>
          <table:table-cell table:formula="of:=LOG([.G4])" office:value-type="float" office:value="2.3384564936046" calcext:value-type="float">
            <text:p>2,3384564936046</text:p>
          </table:table-cell>
          <table:table-cell table:formula="of:=LOG([.H4])" office:value-type="float" office:value="2.29225607135648" calcext:value-type="float">
            <text:p>2,29225607135648</text:p>
          </table:table-cell>
          <table:table-cell table:formula="of:=LOG([.I4])" office:value-type="float" office:value="2.01283722470517" calcext:value-type="float">
            <text:p>2,01283722470517</text:p>
          </table:table-cell>
          <table:table-cell table:formula="of:=[.J22]+0.1" office:value-type="float" office:value="2.2" calcext:value-type="float">
            <text:p>2,2</text:p>
          </table:table-cell>
          <table:table-cell table:formula="of:=[.A23]/[.J23]" office:value-type="float" office:value="1.69090909090909" calcext:value-type="float">
            <text:p>1,69090909090909</text:p>
          </table:table-cell>
          <table:table-cell table:formula="of:=[.A23]*[.J23]" office:value-type="float" office:value="8.184" calcext:value-type="float">
            <text:p>8,184</text:p>
          </table:table-cell>
          <table:table-cell table:formula="of:=([.K23] - 0.09)/(9.29*0.001*0.09)" office:value-type="float" office:value="1914.73399223668" calcext:value-type="float">
            <text:p>1914,73399223668</text:p>
          </table:table-cell>
          <table:table-cell table:formula="of:=(([.L23])*100000000*6000/(0.032*5.67*1.76))^(0.25)" office:value-type="float" office:value="1980.23982987154" calcext:value-type="float">
            <text:p>1980,23982987154</text:p>
          </table:table-cell>
          <table:table-cell table:formula="of:=LOG([.O4])" office:value-type="float" office:value="0.477121254719662" calcext:value-type="float">
            <text:p>0,477121254719662</text:p>
          </table:table-cell>
          <table:table-cell table:number-columns-repeated="13"/>
        </table:table-row>
        <table:table-row table:style-name="ro1">
          <table:table-cell office:value-type="float" office:value="4.25" calcext:value-type="float">
            <text:p>4,25</text:p>
          </table:table-cell>
          <table:table-cell table:formula="of:=LOG([.B5])" office:value-type="float" office:value="2.68841982200271" calcext:value-type="float">
            <text:p>2,68841982200271</text:p>
          </table:table-cell>
          <table:table-cell table:formula="of:=LOG([.C5])" office:value-type="float" office:value="2.65321251377534" calcext:value-type="float">
            <text:p>2,65321251377534</text:p>
          </table:table-cell>
          <table:table-cell table:formula="of:=LOG([.D5])" office:value-type="float" office:value="2.74036268949424" calcext:value-type="float">
            <text:p>2,74036268949424</text:p>
          </table:table-cell>
          <table:table-cell table:formula="of:=LOG([.E5])" office:value-type="float" office:value="2.67394199863409" calcext:value-type="float">
            <text:p>2,67394199863409</text:p>
          </table:table-cell>
          <table:table-cell table:formula="of:=LOG([.F5])" office:value-type="float" office:value="2.6954816764902" calcext:value-type="float">
            <text:p>2,6954816764902</text:p>
          </table:table-cell>
          <table:table-cell table:formula="of:=LOG([.G5])" office:value-type="float" office:value="2.54406804435028" calcext:value-type="float">
            <text:p>2,54406804435028</text:p>
          </table:table-cell>
          <table:table-cell table:formula="of:=LOG([.H5])" office:value-type="float" office:value="2.47712125471966" calcext:value-type="float">
            <text:p>2,47712125471966</text:p>
          </table:table-cell>
          <table:table-cell table:formula="of:=LOG([.I5])" office:value-type="float" office:value="2.27646180417324" calcext:value-type="float">
            <text:p>2,27646180417324</text:p>
          </table:table-cell>
          <table:table-cell table:formula="of:=[.J23]+0.1" office:value-type="float" office:value="2.3" calcext:value-type="float">
            <text:p>2,3</text:p>
          </table:table-cell>
          <table:table-cell table:formula="of:=[.A24]/[.J24]" office:value-type="float" office:value="1.84782608695652" calcext:value-type="float">
            <text:p>1,84782608695652</text:p>
          </table:table-cell>
          <table:table-cell table:formula="of:=[.A24]*[.J24]" office:value-type="float" office:value="9.775" calcext:value-type="float">
            <text:p>9,775</text:p>
          </table:table-cell>
          <table:table-cell table:formula="of:=([.K24] - 0.09)/(9.29*0.001*0.09)" office:value-type="float" office:value="2102.41129883569" calcext:value-type="float">
            <text:p>2102,41129883569</text:p>
          </table:table-cell>
          <table:table-cell table:formula="of:=(([.L24])*100000000*6000/(0.032*5.67*1.76))^(0.25)" office:value-type="float" office:value="2070.16793679821" calcext:value-type="float">
            <text:p>2070,16793679821</text:p>
          </table:table-cell>
          <table:table-cell table:formula="of:=LOG([.O5])" office:value-type="float" office:value="0.602059991327962" calcext:value-type="float">
            <text:p>0,602059991327962</text:p>
          </table:table-cell>
          <table:table-cell table:number-columns-repeated="13"/>
        </table:table-row>
        <table:table-row table:style-name="ro1">
          <table:table-cell office:value-type="float" office:value="4.43" calcext:value-type="float">
            <text:p>4,43</text:p>
          </table:table-cell>
          <table:table-cell table:formula="of:=LOG([.B6])" office:value-type="float" office:value="2.80821097292422" calcext:value-type="float">
            <text:p>2,80821097292422</text:p>
          </table:table-cell>
          <table:table-cell table:formula="of:=LOG([.C6])" office:value-type="float" office:value="2.83884909073725" calcext:value-type="float">
            <text:p>2,83884909073725</text:p>
          </table:table-cell>
          <table:table-cell table:formula="of:=LOG([.D6])" office:value-type="float" office:value="2.85125834871907" calcext:value-type="float">
            <text:p>2,85125834871907</text:p>
          </table:table-cell>
          <table:table-cell table:formula="of:=LOG([.E6])" office:value-type="float" office:value="2.86923171973098" calcext:value-type="float">
            <text:p>2,86923171973098</text:p>
          </table:table-cell>
          <table:table-cell table:formula="of:=LOG([.F6])" office:value-type="float" office:value="2.78390357927273" calcext:value-type="float">
            <text:p>2,78390357927273</text:p>
          </table:table-cell>
          <table:table-cell table:formula="of:=LOG([.G6])" office:value-type="float" office:value="2.79379038469082" calcext:value-type="float">
            <text:p>2,79379038469082</text:p>
          </table:table-cell>
          <table:table-cell table:formula="of:=LOG([.H6])" office:value-type="float" office:value="2.63346845557959" calcext:value-type="float">
            <text:p>2,63346845557959</text:p>
          </table:table-cell>
          <table:table-cell table:formula="of:=LOG([.I6])" office:value-type="float" office:value="2.56584781867352" calcext:value-type="float">
            <text:p>2,56584781867352</text:p>
          </table:table-cell>
          <table:table-cell table:formula="of:=[.J24]+0.1" office:value-type="float" office:value="2.4" calcext:value-type="float">
            <text:p>2,4</text:p>
          </table:table-cell>
          <table:table-cell table:formula="of:=[.A25]/[.J25]" office:value-type="float" office:value="1.84583333333333" calcext:value-type="float">
            <text:p>1,84583333333333</text:p>
          </table:table-cell>
          <table:table-cell table:formula="of:=[.A25]*[.J25]" office:value-type="float" office:value="10.632" calcext:value-type="float">
            <text:p>10,632</text:p>
          </table:table-cell>
          <table:table-cell table:formula="of:=([.K25] - 0.09)/(9.29*0.001*0.09)" office:value-type="float" office:value="2100.02790734761" calcext:value-type="float">
            <text:p>2100,02790734761</text:p>
          </table:table-cell>
          <table:table-cell table:formula="of:=(([.L25])*100000000*6000/(0.032*5.67*1.76))^(0.25)" office:value-type="float" office:value="2114.12240268771" calcext:value-type="float">
            <text:p>2114,12240268771</text:p>
          </table:table-cell>
          <table:table-cell table:formula="of:=LOG([.O6])" office:value-type="float" office:value="0.698970004336019" calcext:value-type="float">
            <text:p>0,698970004336019</text:p>
          </table:table-cell>
          <table:table-cell table:number-columns-repeated="13"/>
        </table:table-row>
        <table:table-row table:style-name="ro1">
          <table:table-cell office:value-type="float" office:value="4.69" calcext:value-type="float">
            <text:p>4,69</text:p>
          </table:table-cell>
          <table:table-cell table:formula="of:=LOG([.B7])" office:value-type="float" office:value="2.8481891169914" calcext:value-type="float">
            <text:p>2,8481891169914</text:p>
          </table:table-cell>
          <table:table-cell table:formula="of:=LOG([.C7])" office:value-type="float" office:value="3.27415784926368" calcext:value-type="float">
            <text:p>3,27415784926368</text:p>
          </table:table-cell>
          <table:table-cell table:formula="of:=LOG([.D7])" office:value-type="float" office:value="3.32837960343874" calcext:value-type="float">
            <text:p>3,32837960343874</text:p>
          </table:table-cell>
          <table:table-cell table:formula="of:=LOG([.E7])" office:value-type="float" office:value="3.3324384599156" calcext:value-type="float">
            <text:p>3,3324384599156</text:p>
          </table:table-cell>
          <table:table-cell table:formula="of:=LOG([.F7])" office:value-type="float" office:value="3.32428245529769" calcext:value-type="float">
            <text:p>3,32428245529769</text:p>
          </table:table-cell>
          <table:table-cell table:formula="of:=LOG([.G7])" office:value-type="float" office:value="3.33041377334919" calcext:value-type="float">
            <text:p>3,33041377334919</text:p>
          </table:table-cell>
          <table:table-cell table:formula="of:=LOG([.H7])" office:value-type="float" office:value="3.29446622616159" calcext:value-type="float">
            <text:p>3,29446622616159</text:p>
          </table:table-cell>
          <table:table-cell table:formula="of:=LOG([.I7])" office:value-type="float" office:value="3.23299611039215" calcext:value-type="float">
            <text:p>3,23299611039215</text:p>
          </table:table-cell>
          <table:table-cell table:formula="of:=[.J25]+0.1" office:value-type="float" office:value="2.5" calcext:value-type="float">
            <text:p>2,5</text:p>
          </table:table-cell>
          <table:table-cell table:formula="of:=[.A26]/[.J26]" office:value-type="float" office:value="1.876" calcext:value-type="float">
            <text:p>1,876</text:p>
          </table:table-cell>
          <table:table-cell table:formula="of:=[.A26]*[.J26]" office:value-type="float" office:value="11.725" calcext:value-type="float">
            <text:p>11,725</text:p>
          </table:table-cell>
          <table:table-cell table:formula="of:=([.K26] - 0.09)/(9.29*0.001*0.09)" office:value-type="float" office:value="2136.10812103815" calcext:value-type="float">
            <text:p>2136,10812103815</text:p>
          </table:table-cell>
          <table:table-cell table:formula="of:=(([.L26])*100000000*6000/(0.032*5.67*1.76))^(0.25)" office:value-type="float" office:value="2166.47957604999" calcext:value-type="float">
            <text:p>2166,47957604999</text:p>
          </table:table-cell>
          <table:table-cell table:formula="of:=LOG([.O7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.05" calcext:value-type="float">
            <text:p>5,05</text:p>
          </table:table-cell>
          <table:table-cell table:formula="of:=LOG([.B8])" office:value-type="float" office:value="2.8926510338773" calcext:value-type="float">
            <text:p>2,8926510338773</text:p>
          </table:table-cell>
          <table:table-cell table:formula="of:=LOG([.C8])" office:value-type="float" office:value="3.3384564936046" calcext:value-type="float">
            <text:p>3,3384564936046</text:p>
          </table:table-cell>
          <table:table-cell table:formula="of:=LOG([.D8])" office:value-type="float" office:value="3.76342799356294" calcext:value-type="float">
            <text:p>3,76342799356294</text:p>
          </table:table-cell>
          <table:table-cell table:formula="of:=LOG([.E8])" office:value-type="float" office:value="3.79309160017658" calcext:value-type="float">
            <text:p>3,79309160017658</text:p>
          </table:table-cell>
          <table:table-cell table:formula="of:=LOG([.F8])" office:value-type="float" office:value="3.79657433321043" calcext:value-type="float">
            <text:p>3,79657433321043</text:p>
          </table:table-cell>
          <table:table-cell table:formula="of:=LOG([.G8])" office:value-type="float" office:value="3.79865064544527" calcext:value-type="float">
            <text:p>3,79865064544527</text:p>
          </table:table-cell>
          <table:table-cell table:formula="of:=LOG([.H8])" office:value-type="float" office:value="3.78958071216443" calcext:value-type="float">
            <text:p>3,78958071216443</text:p>
          </table:table-cell>
          <table:table-cell table:formula="of:=LOG([.I8])" office:value-type="float" office:value="3.78247262416629" calcext:value-type="float">
            <text:p>3,78247262416629</text:p>
          </table:table-cell>
          <table:table-cell table:formula="of:=[.J26]+0.1" office:value-type="float" office:value="2.6" calcext:value-type="float">
            <text:p>2,6</text:p>
          </table:table-cell>
          <table:table-cell table:formula="of:=[.A27]/[.J27]" office:value-type="float" office:value="1.94230769230769" calcext:value-type="float">
            <text:p>1,94230769230769</text:p>
          </table:table-cell>
          <table:table-cell table:formula="of:=[.A27]*[.J27]" office:value-type="float" office:value="13.13" calcext:value-type="float">
            <text:p>13,13</text:p>
          </table:table-cell>
          <table:table-cell table:formula="of:=([.K27] - 0.09)/(9.29*0.001*0.09)" office:value-type="float" office:value="2215.41405610297" calcext:value-type="float">
            <text:p>2215,41405610297</text:p>
          </table:table-cell>
          <table:table-cell table:formula="of:=(([.L27])*100000000*6000/(0.032*5.67*1.76))^(0.25)" office:value-type="float" office:value="2228.65358254975" calcext:value-type="float">
            <text:p>2228,65358254975</text:p>
          </table:table-cell>
          <table:table-cell table:formula="of:=LOG([.O8])" office:value-type="float" office:value="1.30102999566398" calcext:value-type="float">
            <text:p>1,30102999566398</text:p>
          </table:table-cell>
          <table:table-cell table:number-columns-repeated="13"/>
        </table:table-row>
        <table:table-row table:style-name="ro1">
          <table:table-cell office:value-type="float" office:value="5.54" calcext:value-type="float">
            <text:p>5,54</text:p>
          </table:table-cell>
          <table:table-cell table:formula="of:=LOG([.B9])" office:value-type="float" office:value="2.90145832139611" calcext:value-type="float">
            <text:p>2,90145832139611</text:p>
          </table:table-cell>
          <table:table-cell table:formula="of:=LOG([.C9])" office:value-type="float" office:value="3.35218251811136" calcext:value-type="float">
            <text:p>3,35218251811136</text:p>
          </table:table-cell>
          <table:table-cell table:formula="of:=LOG([.D9])" office:value-type="float" office:value="3.83122969386706" calcext:value-type="float">
            <text:p>3,83122969386706</text:p>
          </table:table-cell>
          <table:table-cell table:formula="of:=LOG([.E9])" office:value-type="float" office:value="4.02938377768521" calcext:value-type="float">
            <text:p>4,02938377768521</text:p>
          </table:table-cell>
          <table:table-cell table:formula="of:=LOG([.F9])" office:value-type="float" office:value="4.09691001300806" calcext:value-type="float">
            <text:p>4,09691001300806</text:p>
          </table:table-cell>
          <table:table-cell table:formula="of:=LOG([.G9])" office:value-type="float" office:value="4.10380372095596" calcext:value-type="float">
            <text:p>4,10380372095596</text:p>
          </table:table-cell>
          <table:table-cell table:formula="of:=LOG([.H9])" office:value-type="float" office:value="4.10243370568134" calcext:value-type="float">
            <text:p>4,10243370568134</text:p>
          </table:table-cell>
          <table:table-cell table:formula="of:=LOG([.I9])" office:value-type="float" office:value="4.10174707394637" calcext:value-type="float">
            <text:p>4,10174707394637</text:p>
          </table:table-cell>
          <table:table-cell table:formula="of:=[.J27]+0.1" office:value-type="float" office:value="2.7" calcext:value-type="float">
            <text:p>2,7</text:p>
          </table:table-cell>
          <table:table-cell table:formula="of:=[.A28]/[.J28]" office:value-type="float" office:value="2.05185185185185" calcext:value-type="float">
            <text:p>2,05185185185185</text:p>
          </table:table-cell>
          <table:table-cell table:formula="of:=[.A28]*[.J28]" office:value-type="float" office:value="14.958" calcext:value-type="float">
            <text:p>14,958</text:p>
          </table:table-cell>
          <table:table-cell table:formula="of:=([.K28] - 0.09)/(9.29*0.001*0.09)" office:value-type="float" office:value="2346.43206775727" calcext:value-type="float">
            <text:p>2346,43206775727</text:p>
          </table:table-cell>
          <table:table-cell table:formula="of:=(([.L28])*100000000*6000/(0.032*5.67*1.76))^(0.25)" office:value-type="float" office:value="2302.47417922299" calcext:value-type="float">
            <text:p>2302,47417922299</text:p>
          </table:table-cell>
          <table:table-cell table:formula="of:=LOG([.O9])" office:value-type="float" office:value="1.47712125471966" calcext:value-type="float">
            <text:p>1,47712125471966</text:p>
          </table:table-cell>
          <table:table-cell table:number-columns-repeated="13"/>
        </table:table-row>
        <table:table-row table:style-name="ro1">
          <table:table-cell office:value-type="float" office:value="5.79" calcext:value-type="float">
            <text:p>5,79</text:p>
          </table:table-cell>
          <table:table-cell table:formula="of:=LOG([.B10])" office:value-type="float" office:value="2.90741136077459" calcext:value-type="float">
            <text:p>2,90741136077459</text:p>
          </table:table-cell>
          <table:table-cell table:formula="of:=LOG([.C10])" office:value-type="float" office:value="3.35983548233989" calcext:value-type="float">
            <text:p>3,35983548233989</text:p>
          </table:table-cell>
          <table:table-cell table:formula="of:=LOG([.D10])" office:value-type="float" office:value="3.84385542262316" calcext:value-type="float">
            <text:p>3,84385542262316</text:p>
          </table:table-cell>
          <table:table-cell table:formula="of:=LOG([.E10])" office:value-type="float" office:value="4.05728564441821" calcext:value-type="float">
            <text:p>4,05728564441821</text:p>
          </table:table-cell>
          <table:table-cell table:formula="of:=LOG([.F10])" office:value-type="float" office:value="4.28284860283465" calcext:value-type="float">
            <text:p>4,28284860283465</text:p>
          </table:table-cell>
          <table:table-cell table:formula="of:=LOG([.G10])" office:value-type="float" office:value="4.30535136944662" calcext:value-type="float">
            <text:p>4,30535136944662</text:p>
          </table:table-cell>
          <table:table-cell table:formula="of:=LOG([.H10])" office:value-type="float" office:value="4.29885307640971" calcext:value-type="float">
            <text:p>4,29885307640971</text:p>
          </table:table-cell>
          <table:table-cell table:formula="of:=LOG([.I10])" office:value-type="float" office:value="4.30535136944662" calcext:value-type="float">
            <text:p>4,30535136944662</text:p>
          </table:table-cell>
          <table:table-cell table:formula="of:=[.J28]+0.1" office:value-type="float" office:value="2.8" calcext:value-type="float">
            <text:p>2,8</text:p>
          </table:table-cell>
          <table:table-cell table:formula="of:=[.A29]/[.J29]" office:value-type="float" office:value="2.06785714285714" calcext:value-type="float">
            <text:p>2,06785714285714</text:p>
          </table:table-cell>
          <table:table-cell table:formula="of:=[.A29]*[.J29]" office:value-type="float" office:value="16.212" calcext:value-type="float">
            <text:p>16,212</text:p>
          </table:table-cell>
          <table:table-cell table:formula="of:=([.K29] - 0.09)/(9.29*0.001*0.09)" office:value-type="float" office:value="2365.5748628838" calcext:value-type="float">
            <text:p>2365,5748628838</text:p>
          </table:table-cell>
          <table:table-cell table:formula="of:=(([.L29])*100000000*6000/(0.032*5.67*1.76))^(0.25)" office:value-type="float" office:value="2349.28407686347" calcext:value-type="float">
            <text:p>2349,28407686347</text:p>
          </table:table-cell>
          <table:table-cell table:formula="of:=LOG([.O10])" office:value-type="float" office:value="1.60205999132796" calcext:value-type="float">
            <text:p>1,60205999132796</text:p>
          </table:table-cell>
          <table:table-cell table:number-columns-repeated="13"/>
        </table:table-row>
        <table:table-row table:style-name="ro1">
          <table:table-cell office:value-type="float" office:value="6.34" calcext:value-type="float">
            <text:p>6,34</text:p>
          </table:table-cell>
          <table:table-cell table:formula="of:=LOG([.B11])" office:value-type="float" office:value="2.91222205653242" calcext:value-type="float">
            <text:p>2,91222205653242</text:p>
          </table:table-cell>
          <table:table-cell table:formula="of:=LOG([.C11])" office:value-type="float" office:value="3.3654879848909" calcext:value-type="float">
            <text:p>3,3654879848909</text:p>
          </table:table-cell>
          <table:table-cell table:formula="of:=LOG([.D11])" office:value-type="float" office:value="3.85125834871907" calcext:value-type="float">
            <text:p>3,85125834871907</text:p>
          </table:table-cell>
          <table:table-cell table:formula="of:=LOG([.E11])" office:value-type="float" office:value="4.07003786660775" calcext:value-type="float">
            <text:p>4,07003786660775</text:p>
          </table:table-cell>
          <table:table-cell table:formula="of:=LOG([.F11])" office:value-type="float" office:value="4.45024910831936" calcext:value-type="float">
            <text:p>4,45024910831936</text:p>
          </table:table-cell>
          <table:table-cell table:formula="of:=LOG([.G11])" office:value-type="float" office:value="4.45331834004704" calcext:value-type="float">
            <text:p>4,45331834004704</text:p>
          </table:table-cell>
          <table:table-cell table:formula="of:=LOG([.H11])" office:value-type="float" office:value="4.45484486000851" calcext:value-type="float">
            <text:p>4,45484486000851</text:p>
          </table:table-cell>
          <table:table-cell table:formula="of:=LOG([.I11])" office:value-type="float" office:value="4.46239799789896" calcext:value-type="float">
            <text:p>4,46239799789896</text:p>
          </table:table-cell>
          <table:table-cell table:formula="of:=[.J29]+0.1" office:value-type="float" office:value="2.9" calcext:value-type="float">
            <text:p>2,9</text:p>
          </table:table-cell>
          <table:table-cell table:formula="of:=[.A30]/[.J30]" office:value-type="float" office:value="2.18620689655172" calcext:value-type="float">
            <text:p>2,18620689655172</text:p>
          </table:table-cell>
          <table:table-cell table:formula="of:=[.A30]*[.J30]" office:value-type="float" office:value="18.386" calcext:value-type="float">
            <text:p>18,386</text:p>
          </table:table-cell>
          <table:table-cell table:formula="of:=([.K30] - 0.09)/(9.29*0.001*0.09)" office:value-type="float" office:value="2507.12462211664" calcext:value-type="float">
            <text:p>2507,12462211664</text:p>
          </table:table-cell>
          <table:table-cell table:formula="of:=(([.L30])*100000000*6000/(0.032*5.67*1.76))^(0.25)" office:value-type="float" office:value="2424.36608693497" calcext:value-type="float">
            <text:p>2424,36608693497</text:p>
          </table:table-cell>
          <table:table-cell table:formula="of:=LOG([.O11])" office:value-type="float" office:value="1.69897000433602" calcext:value-type="float">
            <text:p>1,69897000433602</text:p>
          </table:table-cell>
          <table:table-cell table:number-columns-repeated="13"/>
        </table:table-row>
        <table:table-row table:style-name="ro1">
          <table:table-cell office:value-type="float" office:value="6.74" calcext:value-type="float">
            <text:p>6,74</text:p>
          </table:table-cell>
          <table:table-cell table:formula="of:=LOG([.B12])" office:value-type="float" office:value="2.91645394854992" calcext:value-type="float">
            <text:p>2,91645394854992</text:p>
          </table:table-cell>
          <table:table-cell table:formula="of:=LOG([.C12])" office:value-type="float" office:value="3.37106786227174" calcext:value-type="float">
            <text:p>3,37106786227174</text:p>
          </table:table-cell>
          <table:table-cell table:formula="of:=LOG([.D12])" office:value-type="float" office:value="3.85733249643127" calcext:value-type="float">
            <text:p>3,85733249643127</text:p>
          </table:table-cell>
          <table:table-cell table:formula="of:=LOG([.E12])" office:value-type="float" office:value="4.07845681805329" calcext:value-type="float">
            <text:p>4,07845681805329</text:p>
          </table:table-cell>
          <table:table-cell table:formula="of:=LOG([.F12])" office:value-type="float" office:value="4.55870857053317" calcext:value-type="float">
            <text:p>4,55870857053317</text:p>
          </table:table-cell>
          <table:table-cell table:formula="of:=LOG([.G12])" office:value-type="float" office:value="4.5705429398819" calcext:value-type="float">
            <text:p>4,5705429398819</text:p>
          </table:table-cell>
          <table:table-cell table:formula="of:=LOG([.H12])" office:value-type="float" office:value="4.58658730467176" calcext:value-type="float">
            <text:p>4,58658730467176</text:p>
          </table:table-cell>
          <table:table-cell table:formula="of:=LOG([.I12])" office:value-type="float" office:value="4.59549622182557" calcext:value-type="float">
            <text:p>4,59549622182557</text:p>
          </table:table-cell>
          <table:table-cell table:formula="of:=[.J30]+0.1" office:value-type="float" office:value="3" calcext:value-type="float">
            <text:p>3</text:p>
          </table:table-cell>
          <table:table-cell table:formula="of:=[.A31]/[.J31]" office:value-type="float" office:value="2.24666666666667" calcext:value-type="float">
            <text:p>2,24666666666667</text:p>
          </table:table-cell>
          <table:table-cell table:formula="of:=[.A31]*[.J31]" office:value-type="float" office:value="20.22" calcext:value-type="float">
            <text:p>20,22</text:p>
          </table:table-cell>
          <table:table-cell table:formula="of:=([.K31] - 0.09)/(9.29*0.001*0.09)" office:value-type="float" office:value="2579.43627157836" calcext:value-type="float">
            <text:p>2579,43627157836</text:p>
          </table:table-cell>
          <table:table-cell table:formula="of:=(([.L31])*100000000*6000/(0.032*5.67*1.76))^(0.25)" office:value-type="float" office:value="2482.6853078346" calcext:value-type="float">
            <text:p>2482,6853078346</text:p>
          </table:table-cell>
          <table:table-cell table:formula="of:=LOG([.O12])" office:value-type="float" office:value="1.77815125038364" calcext:value-type="float">
            <text:p>1,77815125038364</text:p>
          </table:table-cell>
          <table:table-cell table:number-columns-repeated="13"/>
        </table:table-row>
        <table:table-row table:style-name="ro1">
          <table:table-cell office:value-type="float" office:value="7.21" calcext:value-type="float">
            <text:p>7,21</text:p>
          </table:table-cell>
          <table:table-cell table:formula="of:=LOG([.B13])" office:value-type="float" office:value="2.92064500140679" calcext:value-type="float">
            <text:p>2,92064500140679</text:p>
          </table:table-cell>
          <table:table-cell table:formula="of:=LOG([.C13])" office:value-type="float" office:value="3.3747483460101" calcext:value-type="float">
            <text:p>3,3747483460101</text:p>
          </table:table-cell>
          <table:table-cell table:formula="of:=LOG([.D13])" office:value-type="float" office:value="3.86093662070009" calcext:value-type="float">
            <text:p>3,86093662070009</text:p>
          </table:table-cell>
          <table:table-cell table:formula="of:=LOG([.E13])" office:value-type="float" office:value="4.08386080086657" calcext:value-type="float">
            <text:p>4,08386080086657</text:p>
          </table:table-cell>
          <table:table-cell table:formula="of:=LOG([.F13])" office:value-type="float" office:value="4.61804809671209" calcext:value-type="float">
            <text:p>4,61804809671209</text:p>
          </table:table-cell>
          <table:table-cell table:formula="of:=LOG([.G13])" office:value-type="float" office:value="4.68033551341456" calcext:value-type="float">
            <text:p>4,68033551341456</text:p>
          </table:table-cell>
          <table:table-cell table:formula="of:=LOG([.H13])" office:value-type="float" office:value="4.69019608002851" calcext:value-type="float">
            <text:p>4,69019608002851</text:p>
          </table:table-cell>
          <table:table-cell table:formula="of:=LOG([.I13])" office:value-type="float" office:value="4.69372694892365" calcext:value-type="float">
            <text:p>4,69372694892365</text:p>
          </table:table-cell>
          <table:table-cell table:formula="of:=[.J31]+0.1" office:value-type="float" office:value="3.1" calcext:value-type="float">
            <text:p>3,1</text:p>
          </table:table-cell>
          <table:table-cell table:formula="of:=[.A32]/[.J32]" office:value-type="float" office:value="2.3258064516129" calcext:value-type="float">
            <text:p>2,3258064516129</text:p>
          </table:table-cell>
          <table:table-cell table:formula="of:=[.A32]*[.J32]" office:value-type="float" office:value="22.351" calcext:value-type="float">
            <text:p>22,351</text:p>
          </table:table-cell>
          <table:table-cell table:formula="of:=([.K32] - 0.09)/(9.29*0.001*0.09)" office:value-type="float" office:value="2674.08976391927" calcext:value-type="float">
            <text:p>2674,08976391927</text:p>
          </table:table-cell>
          <table:table-cell table:formula="of:=(([.L32])*100000000*6000/(0.032*5.67*1.76))^(0.25)" office:value-type="float" office:value="2545.66133315826" calcext:value-type="float">
            <text:p>2545,66133315826</text:p>
          </table:table-cell>
          <table:table-cell table:formula="of:=LOG([.O13])" office:value-type="float" office:value="1.84509804001426" calcext:value-type="float">
            <text:p>1,84509804001426</text:p>
          </table:table-cell>
          <table:table-cell table:number-columns-repeated="13"/>
        </table:table-row>
        <table:table-row table:style-name="ro1">
          <table:table-cell/>
          <table:table-cell table:formula="of:=LOG([.B14])" office:value-type="float" office:value="2.92427928606188" calcext:value-type="float">
            <text:p>2,92427928606188</text:p>
          </table:table-cell>
          <table:table-cell table:formula="of:=LOG([.C14])" office:value-type="float" office:value="3.38021124171161" calcext:value-type="float">
            <text:p>3,38021124171161</text:p>
          </table:table-cell>
          <table:table-cell table:formula="of:=LOG([.D14])" office:value-type="float" office:value="3.86805636182304" calcext:value-type="float">
            <text:p>3,86805636182304</text:p>
          </table:table-cell>
          <table:table-cell table:formula="of:=LOG([.E14])" office:value-type="float" office:value="4.08707120590654" calcext:value-type="float">
            <text:p>4,08707120590654</text:p>
          </table:table-cell>
          <table:table-cell table:formula="of:=LOG([.F14])" office:value-type="float" office:value="4.63848925695464" calcext:value-type="float">
            <text:p>4,63848925695464</text:p>
          </table:table-cell>
          <table:table-cell table:formula="of:=LOG([.G14])" office:value-type="float" office:value="4.76789761601809" calcext:value-type="float">
            <text:p>4,76789761601809</text:p>
          </table:table-cell>
          <table:table-cell table:formula="of:=LOG([.H14])" office:value-type="float" office:value="4.78746047451841" calcext:value-type="float">
            <text:p>4,78746047451841</text:p>
          </table:table-cell>
          <table:table-cell table:formula="of:=LOG([.I14])" office:value-type="float" office:value="4.78675142214556" calcext:value-type="float">
            <text:p>4,78675142214556</text:p>
          </table:table-cell>
          <table:table-cell table:number-columns-repeated="5"/>
          <table:table-cell table:formula="of:=LOG([.O14])" office:value-type="float" office:value="1.90308998699194" calcext:value-type="float">
            <text:p>1,90308998699194</text:p>
          </table:table-cell>
          <table:table-cell table:number-columns-repeated="13"/>
        </table:table-row>
        <table:table-row table:style-name="ro1">
          <table:table-cell/>
          <table:table-cell table:formula="of:=LOG([.B15])" office:value-type="float" office:value="2.92737036303902" calcext:value-type="float">
            <text:p>2,92737036303902</text:p>
          </table:table-cell>
          <table:table-cell table:formula="of:=LOG([.C15])" office:value-type="float" office:value="3.38381536598043" calcext:value-type="float">
            <text:p>3,38381536598043</text:p>
          </table:table-cell>
          <table:table-cell table:formula="of:=LOG([.D15])" office:value-type="float" office:value="3.87157293554588" calcext:value-type="float">
            <text:p>3,87157293554588</text:p>
          </table:table-cell>
          <table:table-cell table:formula="of:=LOG([.E15])" office:value-type="float" office:value="4.09025805293132" calcext:value-type="float">
            <text:p>4,09025805293132</text:p>
          </table:table-cell>
          <table:table-cell table:formula="of:=LOG([.F15])" office:value-type="float" office:value="4.65321251377534" calcext:value-type="float">
            <text:p>4,65321251377534</text:p>
          </table:table-cell>
          <table:table-cell table:formula="of:=LOG([.G15])" office:value-type="float" office:value="4.83884909073726" calcext:value-type="float">
            <text:p>4,83884909073726</text:p>
          </table:table-cell>
          <table:table-cell table:formula="of:=LOG([.H15])" office:value-type="float" office:value="4.87215627274829" calcext:value-type="float">
            <text:p>4,87215627274829</text:p>
          </table:table-cell>
          <table:table-cell table:formula="of:=LOG([.I15])" office:value-type="float" office:value="4.86805636182304" calcext:value-type="float">
            <text:p>4,86805636182304</text:p>
          </table:table-cell>
          <table:table-cell table:number-columns-repeated="5"/>
          <table:table-cell table:formula="of:=LOG([.O15])" office:value-type="float" office:value="1.95424250943932" calcext:value-type="float">
            <text:p>1,95424250943932</text:p>
          </table:table-cell>
          <table:table-cell table:number-columns-repeated="13"/>
        </table:table-row>
        <table:table-row table:style-name="ro1">
          <table:table-cell/>
          <table:table-cell table:formula="of:=LOG([.B16])" office:value-type="float" office:value="2.93094903116752" calcext:value-type="float">
            <text:p>2,93094903116752</text:p>
          </table:table-cell>
          <table:table-cell table:formula="of:=LOG([.C16])" office:value-type="float" office:value="3.38738982633873" calcext:value-type="float">
            <text:p>3,38738982633873</text:p>
          </table:table-cell>
          <table:table-cell table:formula="of:=LOG([.D16])" office:value-type="float" office:value="3.8750612633917" calcext:value-type="float">
            <text:p>3,8750612633917</text:p>
          </table:table-cell>
          <table:table-cell table:formula="of:=LOG([.E16])" office:value-type="float" office:value="4.09342168516224" calcext:value-type="float">
            <text:p>4,09342168516224</text:p>
          </table:table-cell>
          <table:table-cell table:formula="of:=LOG([.F16])" office:value-type="float" office:value="4.66370092538965" calcext:value-type="float">
            <text:p>4,66370092538965</text:p>
          </table:table-cell>
          <table:table-cell table:formula="of:=LOG([.G16])" office:value-type="float" office:value="4.8819549713396" calcext:value-type="float">
            <text:p>4,8819549713396</text:p>
          </table:table-cell>
          <table:table-cell table:formula="of:=LOG([.H16])" office:value-type="float" office:value="4.97173959088778" calcext:value-type="float">
            <text:p>4,97173959088778</text:p>
          </table:table-cell>
          <table:table-cell table:formula="of:=LOG([.I16])" office:value-type="float" office:value="4.93801909747621" calcext:value-type="float">
            <text:p>4,93801909747621</text:p>
          </table:table-cell>
          <table:table-cell table:number-columns-repeated="5"/>
          <table:table-cell table:formula="of:=LOG([.O1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LOG([.B17])" office:value-type="float" office:value="2.93449845124357" calcext:value-type="float">
            <text:p>2,93449845124357</text:p>
          </table:table-cell>
          <table:table-cell table:formula="of:=LOG([.C17])" office:value-type="float" office:value="3.39093510710338" calcext:value-type="float">
            <text:p>3,39093510710338</text:p>
          </table:table-cell>
          <table:table-cell table:formula="of:=LOG([.D17])" office:value-type="float" office:value="3.87966920563205" calcext:value-type="float">
            <text:p>3,87966920563205</text:p>
          </table:table-cell>
          <table:table-cell table:formula="of:=LOG([.E17])" office:value-type="float" office:value="4.09760432887441" calcext:value-type="float">
            <text:p>4,09760432887441</text:p>
          </table:table-cell>
          <table:table-cell table:formula="of:=LOG([.F17])" office:value-type="float" office:value="4.67942789661212" calcext:value-type="float">
            <text:p>4,67942789661212</text:p>
          </table:table-cell>
          <table:table-cell table:formula="of:=LOG([.G17])" office:value-type="float" office:value="4.90848501887865" calcext:value-type="float">
            <text:p>4,90848501887865</text:p>
          </table:table-cell>
          <table:table-cell table:formula="of:=LOG([.H17])" office:value-type="float" office:value="5.02448566769917" calcext:value-type="float">
            <text:p>5,02448566769917</text:p>
          </table:table-cell>
          <table:table-cell table:formula="of:=LOG([.I17])" office:value-type="float" office:value="5.004751155591" calcext:value-type="float">
            <text:p>5,004751155591</text:p>
          </table:table-cell>
          <table:table-cell table:number-columns-repeated="5"/>
          <table:table-cell table:formula="of:=LOG([.O17])" office:value-type="float" office:value="2.04139268515822" calcext:value-type="float">
            <text:p>2,04139268515822</text:p>
          </table:table-cell>
          <table:table-cell table:number-columns-repeated="13"/>
        </table:table-row>
        <table:table-row table:style-name="ro1">
          <table:table-cell/>
          <table:table-cell table:formula="of:=LOG([.B18])" office:value-type="float" office:value="2.93801909747621" calcext:value-type="float">
            <text:p>2,93801909747621</text:p>
          </table:table-cell>
          <table:table-cell table:formula="of:=LOG([.C18])" office:value-type="float" office:value="3.40312052117582" calcext:value-type="float">
            <text:p>3,40312052117582</text:p>
          </table:table-cell>
          <table:table-cell table:formula="of:=LOG([.D18])" office:value-type="float" office:value="3.88366143515362" calcext:value-type="float">
            <text:p>3,88366143515362</text:p>
          </table:table-cell>
          <table:table-cell table:formula="of:=LOG([.E18])" office:value-type="float" office:value="4.10209052551184" calcext:value-type="float">
            <text:p>4,10209052551184</text:p>
          </table:table-cell>
          <table:table-cell table:formula="of:=LOG([.F18])" office:value-type="float" office:value="4.68663626926229" calcext:value-type="float">
            <text:p>4,68663626926229</text:p>
          </table:table-cell>
          <table:table-cell table:formula="of:=LOG([.G18])" office:value-type="float" office:value="4.92992956008459" calcext:value-type="float">
            <text:p>4,92992956008459</text:p>
          </table:table-cell>
          <table:table-cell table:formula="of:=LOG([.H18])" office:value-type="float" office:value="5.10071508657308" calcext:value-type="float">
            <text:p>5,10071508657308</text:p>
          </table:table-cell>
          <table:table-cell table:formula="of:=LOG([.I18])" office:value-type="float" office:value="5.06107532362979" calcext:value-type="float">
            <text:p>5,06107532362979</text:p>
          </table:table-cell>
          <table:table-cell table:number-columns-repeated="5"/>
          <table:table-cell table:formula="of:=LOG([.O18])" office:value-type="float" office:value="2.07918124604762" calcext:value-type="float">
            <text:p>2,07918124604762</text:p>
          </table:table-cell>
          <table:table-cell table:number-columns-repeated="13"/>
        </table:table-row>
        <table:table-row table:style-name="ro1">
          <table:table-cell/>
          <table:table-cell table:formula="of:=LOG([.B19])" office:value-type="float" office:value="2.94051648493257" calcext:value-type="float">
            <text:p>2,94051648493257</text:p>
          </table:table-cell>
          <table:table-cell table:formula="of:=LOG([.C19])" office:value-type="float" office:value="3.40483371661994" calcext:value-type="float">
            <text:p>3,40483371661994</text:p>
          </table:table-cell>
          <table:table-cell table:formula="of:=LOG([.D19])" office:value-type="float" office:value="3.88874096068289" calcext:value-type="float">
            <text:p>3,88874096068289</text:p>
          </table:table-cell>
          <table:table-cell table:formula="of:=LOG([.E19])" office:value-type="float" office:value="4.10720996964787" calcext:value-type="float">
            <text:p>4,10720996964787</text:p>
          </table:table-cell>
          <table:table-cell table:formula="of:=LOG([.F19])" office:value-type="float" office:value="4.69460519893357" calcext:value-type="float">
            <text:p>4,69460519893357</text:p>
          </table:table-cell>
          <table:table-cell table:formula="of:=LOG([.G19])" office:value-type="float" office:value="4.95999483832842" calcext:value-type="float">
            <text:p>4,95999483832842</text:p>
          </table:table-cell>
          <table:table-cell table:formula="of:=LOG([.H19])" office:value-type="float" office:value="5.14736710779379" calcext:value-type="float">
            <text:p>5,14736710779379</text:p>
          </table:table-cell>
          <table:table-cell table:formula="of:=LOG([.I19])" office:value-type="float" office:value="5.12221587827283" calcext:value-type="float">
            <text:p>5,12221587827283</text:p>
          </table:table-cell>
          <table:table-cell table:number-columns-repeated="5"/>
          <table:table-cell table:formula="of:=LOG([.O19])" office:value-type="float" office:value="2.11394335230684" calcext:value-type="float">
            <text:p>2,11394335230684</text:p>
          </table:table-cell>
          <table:table-cell table:number-columns-repeated="13"/>
        </table:table-row>
        <table:table-row table:style-name="ro1">
          <table:table-cell/>
          <table:table-cell table:formula="of:=LOG([.B20])" office:value-type="float" office:value="2.94448267215017" calcext:value-type="float">
            <text:p>2,94448267215017</text:p>
          </table:table-cell>
          <table:table-cell table:formula="of:=LOG([.C20])" office:value-type="float" office:value="3.40823996531185" calcext:value-type="float">
            <text:p>3,40823996531185</text:p>
          </table:table-cell>
          <table:table-cell table:formula="of:=LOG([.D20])" office:value-type="float" office:value="3.89486965674525" calcext:value-type="float">
            <text:p>3,89486965674525</text:p>
          </table:table-cell>
          <table:table-cell table:formula="of:=LOG([.E20])" office:value-type="float" office:value="4.11193427633268" calcext:value-type="float">
            <text:p>4,11193427633268</text:p>
          </table:table-cell>
          <table:table-cell table:formula="of:=LOG([.F20])" office:value-type="float" office:value="4.70671778233676" calcext:value-type="float">
            <text:p>4,70671778233676</text:p>
          </table:table-cell>
          <table:table-cell table:formula="of:=LOG([.G20])" office:value-type="float" office:value="4.98677173426624" calcext:value-type="float">
            <text:p>4,98677173426624</text:p>
          </table:table-cell>
          <table:table-cell table:formula="of:=LOG([.H20])" office:value-type="float" office:value="5.20330491613848" calcext:value-type="float">
            <text:p>5,20330491613848</text:p>
          </table:table-cell>
          <table:table-cell table:formula="of:=LOG([.I20])" office:value-type="float" office:value="5.18836592606315" calcext:value-type="float">
            <text:p>5,18836592606315</text:p>
          </table:table-cell>
          <table:table-cell table:number-columns-repeated="5"/>
          <table:table-cell table:formula="of:=LOG([.O20])" office:value-type="float" office:value="2.14612803567824" calcext:value-type="float">
            <text:p>2,14612803567824</text:p>
          </table:table-cell>
          <table:table-cell table:number-columns-repeated="13"/>
        </table:table-row>
        <table:table-row table:style-name="ro1" table:number-rows-repeated="14">
          <table:table-cell table:number-columns-repeated="28"/>
        </table:table-row>
        <table:table-row table:style-name="ro1" table:visibility="collapse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 style:data-style-name="N2" text:time-value="18:00:56.8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6:28:23.106000000</meta:creation-date>
    <meta:generator>LibreOffice/7.1.0.3$Windows_X86_64 LibreOffice_project/f6099ecf3d29644b5008cc8f48f42f4a40986e4c</meta:generator>
    <dc:date>2021-11-03T18:13:11.861000000</dc:date>
    <meta:editing-duration>PT7M14S</meta:editing-duration>
    <meta:editing-cycles>3</meta:editing-cycles>
    <meta:document-statistic meta:table-count="1" meta:cell-count="60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onstant"/>
    </style:style>
    <style:style style:name="ch5" style:family="chart" style:data-style-name="N0">
      <style:chart-properties chart:display-label="true" chart:logarithmic="false" chart:minimum="0" chart:maximum="3.2" chart:origin="0" chart:interval-major="1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2700" chart:origin="0" chart:interval-major="10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05" chart:error-upper-limit="0.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svg:stroke-width="0.05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error-lower-limit="50" chart:error-upper-limit="5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705cm" svg:height="13.334cm" xlink:href=".." xlink:type="simple" chart:class="chart:scatter" chart:style-name="ch1">
        <chart:title svg:x="8.211cm" svg:y="0.666cm" chart:style-name="ch2">
          <text:p>График зависимости Tкат(Iнак)</text:p>
        </chart:title>
        <chart:legend chart:legend-position="end" svg:x="11.077cm" svg:y="6.843cm" style:legend-expansion="custom" svg:width="7.844cm" svg:height="1.108cm" style:legend-expansion-aspect-ratio="7.07942238267148" chart:style-name="ch3"/>
        <chart:plot-area chart:style-name="ch4" table:cell-range-address="Лист1.P1:Лист1.P1 Лист1.J2:Лист1.J32 Лист1.M2:Лист1.N32 Лист1.R1:Лист1.R1" chart:data-source-has-labels="both" svg:x="0.155cm" svg:y="1.672cm" svg:width="19.185cm" svg:height="11.538cm">
          <chart:coordinate-region svg:x="1.168cm" svg:y="1.672cm" svg:width="18.172cm" svg:height="10.885cm"/>
          <chart:axis chart:dimension="x" chart:name="primary-x" chart:style-name="ch5" chartooo:axis-type="auto">
            <chart:title svg:x="21.721cm" svg:y="12.205cm" chart:style-name="ch6">
              <text:p>Iнак, A</text:p>
            </chart:title>
            <chart:categories table:cell-range-address="Лист1.P1:Лист1.P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7cm" svg:y="1.43cm" chart:style-name="ch10">
              <text:p>Tкат, K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M2:Лист1.M32" chart:label-cell-address="Лист1.P1:Лист1.P1" chart:class="chart:scatter">
            <chart:domain table:cell-range-address="Лист1.J2:Лист1.J32"/>
            <chart:error-indicator chart:style-name="ch12" chart:dimension="x"/>
            <chart:error-indicator chart:style-name="ch12" chart:dimension="y"/>
            <chart:data-point chart:repeated="31"/>
          </chart:series>
          <chart:series chart:style-name="ch13" chart:values-cell-range-address="Лист1.N2:Лист1.N32" chart:label-cell-address="Лист1.R1:Лист1.R1" chart:class="chart:scatter">
            <chart:error-indicator chart:style-name="ch14" chart:dimension="x"/>
            <chart:error-indicator chart:style-name="ch15" chart:dimension="y"/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по сопротивлению</text:p>
                <draw:g>
                  <svg:desc>Лист1.P1:Лист1.P1</svg:desc>
                </draw:g>
              </table:table-cell>
              <table:table-cell office:value-type="string">
                <text:p>по уравнениям энергетического баланса</text:p>
                <draw:g>
                  <svg:desc>Лист1.R1:Лист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о сопротивлению</text:p>
                <draw:g>
                  <svg:desc>Лист1.P1:Лист1.P1</svg:desc>
                </draw:g>
              </table:table-cell>
              <table:table-cell office:value-type="float" office:value="0.1">
                <text:p>0.1</text:p>
                <draw:g>
                  <svg:desc>Лист1.J2:Лист1.J32</svg:desc>
                </draw:g>
              </table:table-cell>
              <table:table-cell office:value-type="float" office:value="155.483793804569">
                <text:p>155.483793804569</text:p>
                <draw:g>
                  <svg:desc>Лист1.M2:Лист1.M32</svg:desc>
                </draw:g>
              </table:table-cell>
              <table:table-cell office:value-type="float" office:value="253.560766847328">
                <text:p>253.560766847328</text:p>
                <draw:g>
                  <svg:desc>Лист1.N2:Лист1.N32</svg:desc>
                </draw:g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173.42423155125">
                <text:p>173.42423155125</text:p>
              </table:table-cell>
              <table:table-cell office:value-type="float" office:value="364.551046883321">
                <text:p>364.551046883321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191.364669297931">
                <text:p>191.364669297931</text:p>
              </table:table-cell>
              <table:table-cell office:value-type="float" office:value="453.442283730717">
                <text:p>453.442283730717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212.295180002392">
                <text:p>212.295180002392</text:p>
              </table:table-cell>
              <table:table-cell office:value-type="float" office:value="532.521723091863">
                <text:p>532.521723091863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260.734361918431">
                <text:p>260.734361918431</text:p>
              </table:table-cell>
              <table:table-cell office:value-type="float" office:value="616.735670410238">
                <text:p>616.735670410238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358.80875493362">
                <text:p>358.80875493362</text:p>
              </table:table-cell>
              <table:table-cell office:value-type="float" office:value="716.668247697862">
                <text:p>716.668247697862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524.544227450578">
                <text:p>524.544227450578</text:p>
              </table:table-cell>
              <table:table-cell office:value-type="float" office:value="835.22085014276">
                <text:p>835.22085014276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642.865685922737">
                <text:p>642.865685922737</text:p>
              </table:table-cell>
              <table:table-cell office:value-type="float" office:value="932.019099720231">
                <text:p>932.019099720231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792.037103483103">
                <text:p>792.037103483103</text:p>
              </table:table-cell>
              <table:table-cell office:value-type="float" office:value="1034.38968449665">
                <text:p>1034.3896844966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00.609974883387">
                <text:p>900.609974883387</text:p>
              </table:table-cell>
              <table:table-cell office:value-type="float" office:value="1121.84609354331">
                <text:p>1121.84609354331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1013.36290787313">
                <text:p>1013.36290787313</text:p>
              </table:table-cell>
              <table:table-cell office:value-type="float" office:value="1208.20109208517">
                <text:p>1208.20109208517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1127.25750508312">
                <text:p>1127.25750508312</text:p>
              </table:table-cell>
              <table:table-cell office:value-type="float" office:value="1292.82435332639">
                <text:p>1292.82435332639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1233.75010350253">
                <text:p>1233.75010350253</text:p>
              </table:table-cell>
              <table:table-cell office:value-type="float" office:value="1373.73070469643">
                <text:p>1373.73070469643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1338.69837852615">
                <text:p>1338.69837852615</text:p>
              </table:table-cell>
              <table:table-cell office:value-type="float" office:value="1452.68895582199">
                <text:p>1452.68895582199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431.24825579077">
                <text:p>1431.24825579077</text:p>
              </table:table-cell>
              <table:table-cell office:value-type="float" office:value="1527.17402366914">
                <text:p>1527.17402366914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1514.47195311566">
                <text:p>1514.47195311566</text:p>
              </table:table-cell>
              <table:table-cell office:value-type="float" office:value="1598.16389650719">
                <text:p>1598.16389650719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1580.86916144283">
                <text:p>1580.86916144283</text:p>
              </table:table-cell>
              <table:table-cell office:value-type="float" office:value="1663.95442551395">
                <text:p>1663.9544255139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1666.46732846948">
                <text:p>1666.46732846948</text:p>
              </table:table-cell>
              <table:table-cell office:value-type="float" office:value="1733.49394072135">
                <text:p>1733.4939407213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1768.23472387463">
                <text:p>1768.23472387463</text:p>
              </table:table-cell>
              <table:table-cell office:value-type="float" office:value="1806.00460184612">
                <text:p>1806.0046018461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847.86508790814">
                <text:p>1847.86508790814</text:p>
              </table:table-cell>
              <table:table-cell office:value-type="float" office:value="1872.28010906753">
                <text:p>1872.28010906753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1919.91160774799">
                <text:p>1919.91160774799</text:p>
              </table:table-cell>
              <table:table-cell office:value-type="float" office:value="1935.94809644017">
                <text:p>1935.94809644017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1914.73399223668">
                <text:p>1914.73399223668</text:p>
              </table:table-cell>
              <table:table-cell office:value-type="float" office:value="1980.23982987154">
                <text:p>1980.23982987154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  <table:table-cell office:value-type="float" office:value="2102.41129883569">
                <text:p>2102.41129883569</text:p>
              </table:table-cell>
              <table:table-cell office:value-type="float" office:value="2070.16793679821">
                <text:p>2070.16793679821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2100.02790734761">
                <text:p>2100.02790734761</text:p>
              </table:table-cell>
              <table:table-cell office:value-type="float" office:value="2114.12240268771">
                <text:p>2114.12240268771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2136.10812103815">
                <text:p>2136.10812103815</text:p>
              </table:table-cell>
              <table:table-cell office:value-type="float" office:value="2166.47957604999">
                <text:p>2166.47957604999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2215.41405610297">
                <text:p>2215.41405610297</text:p>
              </table:table-cell>
              <table:table-cell office:value-type="float" office:value="2228.65358254975">
                <text:p>2228.6535825497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2346.43206775727">
                <text:p>2346.43206775727</text:p>
              </table:table-cell>
              <table:table-cell office:value-type="float" office:value="2302.47417922299">
                <text:p>2302.47417922299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2365.5748628838">
                <text:p>2365.5748628838</text:p>
              </table:table-cell>
              <table:table-cell office:value-type="float" office:value="2349.28407686347">
                <text:p>2349.28407686347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2507.12462211664">
                <text:p>2507.12462211664</text:p>
              </table:table-cell>
              <table:table-cell office:value-type="float" office:value="2424.36608693497">
                <text:p>2424.3660869349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579.43627157836">
                <text:p>2579.43627157836</text:p>
              </table:table-cell>
              <table:table-cell office:value-type="float" office:value="2482.6853078346">
                <text:p>2482.6853078346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2674.08976391927">
                <text:p>2674.08976391927</text:p>
              </table:table-cell>
              <table:table-cell office:value-type="float" office:value="2545.66133315826">
                <text:p>2545.66133315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.2" chart:origin="0" chart:interval-major="0.5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.8" chart:maximum="6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09cm" svg:height="15.175cm" xlink:href=".." xlink:type="simple" chart:class="chart:scatter" chart:style-name="ch1">
        <chart:title svg:x="10.479cm" svg:y="0.439cm" chart:style-name="ch2">
          <text:p>Зависимость lg(Ia) от lg(Va)</text:p>
        </chart:title>
        <chart:legend chart:legend-position="end" svg:x="23.887cm" svg:y="5.521cm" style:legend-expansion="high" chart:style-name="ch3"/>
        <chart:plot-area chart:style-name="ch4" table:cell-range-address="Лист1.O21:Лист1.O39 Лист1.B1:Лист1.I1 Лист1.B21:Лист1.I39" chart:data-source-has-labels="row" svg:x="0.943cm" svg:y="1.308cm" svg:width="22.637cm" svg:height="13.556cm">
          <chart:coordinate-region svg:x="1.681cm" svg:y="1.308cm" svg:width="21.899cm" svg:height="12.903cm"/>
          <chart:axis chart:dimension="x" chart:name="primary-x" chart:style-name="ch5">
            <chart:title svg:x="24.203cm" svg:y="13.238cm" chart:style-name="ch6">
              <text:p>lg(Va), lg(B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6cm" svg:y="2.315cm" chart:style-name="ch10">
              <text:p>lg(Ia), lg(A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B21:Лист1.B39" chart:label-cell-address="Лист1.B1:Лист1.B1" chart:class="chart:scatter">
            <chart:domain table:cell-range-address="Лист1.O21:Лист1.O39"/>
            <chart:data-point chart:repeated="19"/>
          </chart:series>
          <chart:series chart:style-name="ch12" chart:values-cell-range-address="Лист1.C21:Лист1.C39" chart:label-cell-address="Лист1.C1:Лист1.C1" chart:class="chart:scatter">
            <chart:data-point chart:repeated="19"/>
          </chart:series>
          <chart:series chart:style-name="ch13" chart:values-cell-range-address="Лист1.D21:Лист1.D39" chart:label-cell-address="Лист1.D1:Лист1.D1" chart:class="chart:scatter">
            <chart:data-point chart:repeated="19"/>
          </chart:series>
          <chart:series chart:style-name="ch14" chart:values-cell-range-address="Лист1.E21:Лист1.E39" chart:label-cell-address="Лист1.E1:Лист1.E1" chart:class="chart:scatter">
            <chart:data-point chart:repeated="19"/>
          </chart:series>
          <chart:series chart:style-name="ch15" chart:values-cell-range-address="Лист1.F21:Лист1.F39" chart:label-cell-address="Лист1.F1:Лист1.F1" chart:class="chart:scatter">
            <chart:data-point chart:repeated="19"/>
          </chart:series>
          <chart:series chart:style-name="ch16" chart:values-cell-range-address="Лист1.G21:Лист1.G39" chart:label-cell-address="Лист1.G1:Лист1.G1" chart:class="chart:scatter">
            <chart:data-point chart:repeated="19"/>
          </chart:series>
          <chart:series chart:style-name="ch17" chart:values-cell-range-address="Лист1.H21:Лист1.H39" chart:label-cell-address="Лист1.H1:Лист1.H1" chart:class="chart:scatter">
            <chart:data-point chart:repeated="19"/>
          </chart:series>
          <chart:series chart:style-name="ch18" chart:values-cell-range-address="Лист1.I21:Лист1.I39" chart:label-cell-address="Лист1.I1:Лист1.I1" chart:class="chart:scatter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O</text:p>
              </table:table-cell>
              <table:table-cell office:value-type="string">
                <text:p>Iнак = 2,4А</text:p>
                <draw:g>
                  <svg:desc>Лист1.B1:Лист1.B1</svg:desc>
                </draw:g>
              </table:table-cell>
              <table:table-cell office:value-type="string">
                <text:p>Iнак = 2,5А</text:p>
                <draw:g>
                  <svg:desc>Лист1.C1:Лист1.C1</svg:desc>
                </draw:g>
              </table:table-cell>
              <table:table-cell office:value-type="string">
                <text:p>Iнак = 2,6А</text:p>
                <draw:g>
                  <svg:desc>Лист1.D1:Лист1.D1</svg:desc>
                </draw:g>
              </table:table-cell>
              <table:table-cell office:value-type="string">
                <text:p>Iнак = 2,7А</text:p>
                <draw:g>
                  <svg:desc>Лист1.E1:Лист1.E1</svg:desc>
                </draw:g>
              </table:table-cell>
              <table:table-cell office:value-type="string">
                <text:p>Iнак = 2,8А</text:p>
                <draw:g>
                  <svg:desc>Лист1.F1:Лист1.F1</svg:desc>
                </draw:g>
              </table:table-cell>
              <table:table-cell office:value-type="string">
                <text:p>Iнак = 2,9А</text:p>
                <draw:g>
                  <svg:desc>Лист1.G1:Лист1.G1</svg:desc>
                </draw:g>
              </table:table-cell>
              <table:table-cell office:value-type="string">
                <text:p>Iнак = 3,0А</text:p>
                <draw:g>
                  <svg:desc>Лист1.H1:Лист1.H1</svg:desc>
                </draw:g>
              </table:table-cell>
              <table:table-cell office:value-type="string">
                <text:p>Iнак = 3,1А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O21:Лист1.O39</svg:desc>
                </draw:g>
              </table:table-cell>
              <table:table-cell office:value-type="float" office:value="1.55630250076729">
                <text:p>1.55630250076729</text:p>
                <draw:g>
                  <svg:desc>Лист1.B21:Лист1.B39</svg:desc>
                </draw:g>
              </table:table-cell>
              <table:table-cell office:value-type="float" office:value="1.65321251377534">
                <text:p>1.65321251377534</text:p>
                <draw:g>
                  <svg:desc>Лист1.C21:Лист1.C39</svg:desc>
                </draw:g>
              </table:table-cell>
              <table:table-cell office:value-type="float" office:value="1.75587485567249">
                <text:p>1.75587485567249</text:p>
                <draw:g>
                  <svg:desc>Лист1.D21:Лист1.D39</svg:desc>
                </draw:g>
              </table:table-cell>
              <table:table-cell office:value-type="float" office:value="1.57978359661681">
                <text:p>1.57978359661681</text:p>
                <draw:g>
                  <svg:desc>Лист1.E21:Лист1.E39</svg:desc>
                </draw:g>
              </table:table-cell>
              <table:table-cell office:value-type="float" office:value="1.68124123737559">
                <text:p>1.68124123737559</text:p>
                <draw:g>
                  <svg:desc>Лист1.F21:Лист1.F39</svg:desc>
                </draw:g>
              </table:table-cell>
              <table:table-cell office:value-type="float" office:value="1.47712125471966">
                <text:p>1.47712125471966</text:p>
                <draw:g>
                  <svg:desc>Лист1.G21:Лист1.G39</svg:desc>
                </draw:g>
              </table:table-cell>
              <table:table-cell office:value-type="float" office:value="1.25527250510331">
                <text:p>1.25527250510331</text:p>
                <draw:g>
                  <svg:desc>Лист1.H21:Лист1.H39</svg:desc>
                </draw:g>
              </table:table-cell>
              <table:table-cell office:value-type="float" office:value="0.903089986991943">
                <text:p>0.903089986991943</text:p>
                <draw:g>
                  <svg:desc>Лист1.I21:Лист1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1.9731278535997">
                <text:p>1.9731278535997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2.24303804868629">
                <text:p>2.24303804868629</text:p>
              </table:table-cell>
              <table:table-cell office:value-type="float" office:value="2.12710479836481">
                <text:p>2.12710479836481</text:p>
              </table:table-cell>
              <table:table-cell office:value-type="float" office:value="2.16731733474818">
                <text:p>2.16731733474818</text:p>
              </table:table-cell>
              <table:table-cell office:value-type="float" office:value="2.09342168516224">
                <text:p>2.09342168516224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51851393987789">
                <text:p>2.51851393987789</text:p>
              </table:table-cell>
              <table:table-cell office:value-type="float" office:value="2.46239799789896">
                <text:p>2.46239799789896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2.55870857053317">
                <text:p>2.55870857053317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2.3384564936046">
                <text:p>2.3384564936046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2.68841982200271">
                <text:p>2.68841982200271</text:p>
              </table:table-cell>
              <table:table-cell office:value-type="float" office:value="2.65321251377534">
                <text:p>2.65321251377534</text:p>
              </table:table-cell>
              <table:table-cell office:value-type="float" office:value="2.74036268949424">
                <text:p>2.74036268949424</text:p>
              </table:table-cell>
              <table:table-cell office:value-type="float" office:value="2.67394199863409">
                <text:p>2.67394199863409</text:p>
              </table:table-cell>
              <table:table-cell office:value-type="float" office:value="2.6954816764902">
                <text:p>2.6954816764902</text:p>
              </table:table-cell>
              <table:table-cell office:value-type="float" office:value="2.54406804435028">
                <text:p>2.54406804435028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2.80821097292422">
                <text:p>2.80821097292422</text:p>
              </table:table-cell>
              <table:table-cell office:value-type="float" office:value="2.83884909073725">
                <text:p>2.83884909073725</text:p>
              </table:table-cell>
              <table:table-cell office:value-type="float" office:value="2.85125834871907">
                <text:p>2.85125834871907</text:p>
              </table:table-cell>
              <table:table-cell office:value-type="float" office:value="2.86923171973098">
                <text:p>2.86923171973098</text:p>
              </table:table-cell>
              <table:table-cell office:value-type="float" office:value="2.78390357927273">
                <text:p>2.78390357927273</text:p>
              </table:table-cell>
              <table:table-cell office:value-type="float" office:value="2.79379038469082">
                <text:p>2.79379038469082</text:p>
              </table:table-cell>
              <table:table-cell office:value-type="float" office:value="2.63346845557959">
                <text:p>2.63346845557959</text:p>
              </table:table-cell>
              <table:table-cell office:value-type="float" office:value="2.56584781867352">
                <text:p>2.565847818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.8481891169914">
                <text:p>2.8481891169914</text:p>
              </table:table-cell>
              <table:table-cell office:value-type="float" office:value="3.27415784926368">
                <text:p>3.27415784926368</text:p>
              </table:table-cell>
              <table:table-cell office:value-type="float" office:value="3.32837960343874">
                <text:p>3.32837960343874</text:p>
              </table:table-cell>
              <table:table-cell office:value-type="float" office:value="3.3324384599156">
                <text:p>3.3324384599156</text:p>
              </table:table-cell>
              <table:table-cell office:value-type="float" office:value="3.32428245529769">
                <text:p>3.32428245529769</text:p>
              </table:table-cell>
              <table:table-cell office:value-type="float" office:value="3.33041377334919">
                <text:p>3.33041377334919</text:p>
              </table:table-cell>
              <table:table-cell office:value-type="float" office:value="3.29446622616159">
                <text:p>3.29446622616159</text:p>
              </table:table-cell>
              <table:table-cell office:value-type="float" office:value="3.23299611039215">
                <text:p>3.23299611039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2.8926510338773">
                <text:p>2.8926510338773</text:p>
              </table:table-cell>
              <table:table-cell office:value-type="float" office:value="3.3384564936046">
                <text:p>3.3384564936046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3.79309160017658">
                <text:p>3.79309160017658</text:p>
              </table:table-cell>
              <table:table-cell office:value-type="float" office:value="3.79657433321043">
                <text:p>3.79657433321043</text:p>
              </table:table-cell>
              <table:table-cell office:value-type="float" office:value="3.79865064544527">
                <text:p>3.79865064544527</text:p>
              </table:table-cell>
              <table:table-cell office:value-type="float" office:value="3.78958071216443">
                <text:p>3.78958071216443</text:p>
              </table:table-cell>
              <table:table-cell office:value-type="float" office:value="3.78247262416629">
                <text:p>3.78247262416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2.90145832139611">
                <text:p>2.90145832139611</text:p>
              </table:table-cell>
              <table:table-cell office:value-type="float" office:value="3.35218251811136">
                <text:p>3.35218251811136</text:p>
              </table:table-cell>
              <table:table-cell office:value-type="float" office:value="3.83122969386706">
                <text:p>3.83122969386706</text:p>
              </table:table-cell>
              <table:table-cell office:value-type="float" office:value="4.02938377768521">
                <text:p>4.02938377768521</text:p>
              </table:table-cell>
              <table:table-cell office:value-type="float" office:value="4.09691001300806">
                <text:p>4.09691001300806</text:p>
              </table:table-cell>
              <table:table-cell office:value-type="float" office:value="4.10380372095596">
                <text:p>4.10380372095596</text:p>
              </table:table-cell>
              <table:table-cell office:value-type="float" office:value="4.10243370568134">
                <text:p>4.10243370568134</text:p>
              </table:table-cell>
              <table:table-cell office:value-type="float" office:value="4.10174707394637">
                <text:p>4.10174707394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2.90741136077459">
                <text:p>2.90741136077459</text:p>
              </table:table-cell>
              <table:table-cell office:value-type="float" office:value="3.35983548233989">
                <text:p>3.35983548233989</text:p>
              </table:table-cell>
              <table:table-cell office:value-type="float" office:value="3.84385542262316">
                <text:p>3.84385542262316</text:p>
              </table:table-cell>
              <table:table-cell office:value-type="float" office:value="4.05728564441821">
                <text:p>4.05728564441821</text:p>
              </table:table-cell>
              <table:table-cell office:value-type="float" office:value="4.28284860283465">
                <text:p>4.28284860283465</text:p>
              </table:table-cell>
              <table:table-cell office:value-type="float" office:value="4.30535136944662">
                <text:p>4.30535136944662</text:p>
              </table:table-cell>
              <table:table-cell office:value-type="float" office:value="4.29885307640971">
                <text:p>4.29885307640971</text:p>
              </table:table-cell>
              <table:table-cell office:value-type="float" office:value="4.30535136944662">
                <text:p>4.30535136944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2.91222205653242">
                <text:p>2.91222205653242</text:p>
              </table:table-cell>
              <table:table-cell office:value-type="float" office:value="3.3654879848909">
                <text:p>3.3654879848909</text:p>
              </table:table-cell>
              <table:table-cell office:value-type="float" office:value="3.85125834871907">
                <text:p>3.85125834871907</text:p>
              </table:table-cell>
              <table:table-cell office:value-type="float" office:value="4.07003786660775">
                <text:p>4.07003786660775</text:p>
              </table:table-cell>
              <table:table-cell office:value-type="float" office:value="4.45024910831936">
                <text:p>4.45024910831936</text:p>
              </table:table-cell>
              <table:table-cell office:value-type="float" office:value="4.45331834004704">
                <text:p>4.45331834004704</text:p>
              </table:table-cell>
              <table:table-cell office:value-type="float" office:value="4.45484486000851">
                <text:p>4.45484486000851</text:p>
              </table:table-cell>
              <table:table-cell office:value-type="float" office:value="4.46239799789896">
                <text:p>4.46239799789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2.91645394854992">
                <text:p>2.91645394854992</text:p>
              </table:table-cell>
              <table:table-cell office:value-type="float" office:value="3.37106786227174">
                <text:p>3.37106786227174</text:p>
              </table:table-cell>
              <table:table-cell office:value-type="float" office:value="3.85733249643127">
                <text:p>3.85733249643127</text:p>
              </table:table-cell>
              <table:table-cell office:value-type="float" office:value="4.07845681805329">
                <text:p>4.07845681805329</text:p>
              </table:table-cell>
              <table:table-cell office:value-type="float" office:value="4.55870857053317">
                <text:p>4.55870857053317</text:p>
              </table:table-cell>
              <table:table-cell office:value-type="float" office:value="4.5705429398819">
                <text:p>4.5705429398819</text:p>
              </table:table-cell>
              <table:table-cell office:value-type="float" office:value="4.58658730467176">
                <text:p>4.58658730467176</text:p>
              </table:table-cell>
              <table:table-cell office:value-type="float" office:value="4.59549622182557">
                <text:p>4.59549622182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2.92064500140679">
                <text:p>2.92064500140679</text:p>
              </table:table-cell>
              <table:table-cell office:value-type="float" office:value="3.3747483460101">
                <text:p>3.3747483460101</text:p>
              </table:table-cell>
              <table:table-cell office:value-type="float" office:value="3.86093662070009">
                <text:p>3.86093662070009</text:p>
              </table:table-cell>
              <table:table-cell office:value-type="float" office:value="4.08386080086657">
                <text:p>4.08386080086657</text:p>
              </table:table-cell>
              <table:table-cell office:value-type="float" office:value="4.61804809671209">
                <text:p>4.61804809671209</text:p>
              </table:table-cell>
              <table:table-cell office:value-type="float" office:value="4.68033551341456">
                <text:p>4.68033551341456</text:p>
              </table:table-cell>
              <table:table-cell office:value-type="float" office:value="4.69019608002851">
                <text:p>4.69019608002851</text:p>
              </table:table-cell>
              <table:table-cell office:value-type="float" office:value="4.69372694892365">
                <text:p>4.69372694892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2.92427928606188">
                <text:p>2.92427928606188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3.86805636182304">
                <text:p>3.86805636182304</text:p>
              </table:table-cell>
              <table:table-cell office:value-type="float" office:value="4.08707120590654">
                <text:p>4.08707120590654</text:p>
              </table:table-cell>
              <table:table-cell office:value-type="float" office:value="4.63848925695464">
                <text:p>4.63848925695464</text:p>
              </table:table-cell>
              <table:table-cell office:value-type="float" office:value="4.76789761601809">
                <text:p>4.76789761601809</text:p>
              </table:table-cell>
              <table:table-cell office:value-type="float" office:value="4.78746047451841">
                <text:p>4.78746047451841</text:p>
              </table:table-cell>
              <table:table-cell office:value-type="float" office:value="4.78675142214556">
                <text:p>4.78675142214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2.92737036303902">
                <text:p>2.92737036303902</text:p>
              </table:table-cell>
              <table:table-cell office:value-type="float" office:value="3.38381536598043">
                <text:p>3.38381536598043</text:p>
              </table:table-cell>
              <table:table-cell office:value-type="float" office:value="3.87157293554588">
                <text:p>3.87157293554588</text:p>
              </table:table-cell>
              <table:table-cell office:value-type="float" office:value="4.09025805293132">
                <text:p>4.09025805293132</text:p>
              </table:table-cell>
              <table:table-cell office:value-type="float" office:value="4.65321251377534">
                <text:p>4.65321251377534</text:p>
              </table:table-cell>
              <table:table-cell office:value-type="float" office:value="4.83884909073726">
                <text:p>4.83884909073726</text:p>
              </table:table-cell>
              <table:table-cell office:value-type="float" office:value="4.87215627274829">
                <text:p>4.87215627274829</text:p>
              </table:table-cell>
              <table:table-cell office:value-type="float" office:value="4.86805636182304">
                <text:p>4.86805636182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.93094903116752">
                <text:p>2.93094903116752</text:p>
              </table:table-cell>
              <table:table-cell office:value-type="float" office:value="3.38738982633873">
                <text:p>3.38738982633873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4.09342168516224">
                <text:p>4.09342168516224</text:p>
              </table:table-cell>
              <table:table-cell office:value-type="float" office:value="4.66370092538965">
                <text:p>4.66370092538965</text:p>
              </table:table-cell>
              <table:table-cell office:value-type="float" office:value="4.8819549713396">
                <text:p>4.8819549713396</text:p>
              </table:table-cell>
              <table:table-cell office:value-type="float" office:value="4.97173959088778">
                <text:p>4.97173959088778</text:p>
              </table:table-cell>
              <table:table-cell office:value-type="float" office:value="4.93801909747621">
                <text:p>4.93801909747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.93449845124357">
                <text:p>2.93449845124357</text:p>
              </table:table-cell>
              <table:table-cell office:value-type="float" office:value="3.39093510710338">
                <text:p>3.39093510710338</text:p>
              </table:table-cell>
              <table:table-cell office:value-type="float" office:value="3.87966920563205">
                <text:p>3.87966920563205</text:p>
              </table:table-cell>
              <table:table-cell office:value-type="float" office:value="4.09760432887441">
                <text:p>4.09760432887441</text:p>
              </table:table-cell>
              <table:table-cell office:value-type="float" office:value="4.67942789661212">
                <text:p>4.67942789661212</text:p>
              </table:table-cell>
              <table:table-cell office:value-type="float" office:value="4.90848501887865">
                <text:p>4.90848501887865</text:p>
              </table:table-cell>
              <table:table-cell office:value-type="float" office:value="5.02448566769917">
                <text:p>5.02448566769917</text:p>
              </table:table-cell>
              <table:table-cell office:value-type="float" office:value="5.004751155591">
                <text:p>5.004751155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2.93801909747621">
                <text:p>2.93801909747621</text:p>
              </table:table-cell>
              <table:table-cell office:value-type="float" office:value="3.40312052117582">
                <text:p>3.40312052117582</text:p>
              </table:table-cell>
              <table:table-cell office:value-type="float" office:value="3.88366143515362">
                <text:p>3.88366143515362</text:p>
              </table:table-cell>
              <table:table-cell office:value-type="float" office:value="4.10209052551184">
                <text:p>4.10209052551184</text:p>
              </table:table-cell>
              <table:table-cell office:value-type="float" office:value="4.68663626926229">
                <text:p>4.68663626926229</text:p>
              </table:table-cell>
              <table:table-cell office:value-type="float" office:value="4.92992956008459">
                <text:p>4.92992956008459</text:p>
              </table:table-cell>
              <table:table-cell office:value-type="float" office:value="5.10071508657308">
                <text:p>5.10071508657308</text:p>
              </table:table-cell>
              <table:table-cell office:value-type="float" office:value="5.06107532362979">
                <text:p>5.0610753236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394335230684">
                <text:p>2.11394335230684</text:p>
              </table:table-cell>
              <table:table-cell office:value-type="float" office:value="2.94051648493257">
                <text:p>2.94051648493257</text:p>
              </table:table-cell>
              <table:table-cell office:value-type="float" office:value="3.40483371661994">
                <text:p>3.40483371661994</text:p>
              </table:table-cell>
              <table:table-cell office:value-type="float" office:value="3.88874096068289">
                <text:p>3.88874096068289</text:p>
              </table:table-cell>
              <table:table-cell office:value-type="float" office:value="4.10720996964787">
                <text:p>4.10720996964787</text:p>
              </table:table-cell>
              <table:table-cell office:value-type="float" office:value="4.69460519893357">
                <text:p>4.69460519893357</text:p>
              </table:table-cell>
              <table:table-cell office:value-type="float" office:value="4.95999483832842">
                <text:p>4.95999483832842</text:p>
              </table:table-cell>
              <table:table-cell office:value-type="float" office:value="5.14736710779379">
                <text:p>5.14736710779379</text:p>
              </table:table-cell>
              <table:table-cell office:value-type="float" office:value="5.12221587827283">
                <text:p>5.12221587827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2.94448267215017">
                <text:p>2.94448267215017</text:p>
              </table:table-cell>
              <table:table-cell office:value-type="float" office:value="3.40823996531185">
                <text:p>3.40823996531185</text:p>
              </table:table-cell>
              <table:table-cell office:value-type="float" office:value="3.89486965674525">
                <text:p>3.89486965674525</text:p>
              </table:table-cell>
              <table:table-cell office:value-type="float" office:value="4.11193427633268">
                <text:p>4.11193427633268</text:p>
              </table:table-cell>
              <table:table-cell office:value-type="float" office:value="4.70671778233676">
                <text:p>4.70671778233676</text:p>
              </table:table-cell>
              <table:table-cell office:value-type="float" office:value="4.98677173426624">
                <text:p>4.98677173426624</text:p>
              </table:table-cell>
              <table:table-cell office:value-type="float" office:value="5.20330491613848">
                <text:p>5.20330491613848</text:p>
              </table:table-cell>
              <table:table-cell office:value-type="float" office:value="5.18836592606315">
                <text:p>5.188365926063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2.8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86cm" svg:height="11.692cm" xlink:href=".." xlink:type="simple" chart:class="chart:scatter" chart:style-name="ch1">
        <chart:title svg:x="2.404cm" svg:y="0.368cm" chart:style-name="ch2">
          <text:p>График зависимости анодного тока от тока накала lg(Ia) от Iн при различных значениях напряжения</text:p>
        </chart:title>
        <chart:legend chart:legend-position="end" svg:x="13.709cm" svg:y="7.451cm" style:legend-expansion="custom" svg:width="3.068cm" svg:height="2.094cm" style:legend-expansion-aspect-ratio="1.46513849092646" chart:style-name="ch3"/>
        <chart:plot-area chart:style-name="ch4" table:cell-range-address="Лист1.V2:Лист1.Y9 Лист1.W1:Лист1.Y1" chart:data-source-has-labels="row" svg:x="1.162cm" svg:y="2.366cm" svg:width="18.714cm" svg:height="9.115cm">
          <chart:coordinate-region svg:x="1.9cm" svg:y="2.366cm" svg:width="17.731cm" svg:height="8.462cm"/>
          <chart:axis chart:dimension="x" chart:name="primary-x" chart:style-name="ch5">
            <chart:title svg:x="19.922cm" svg:y="10.533cm" chart:style-name="ch6">
              <text:p>Iн, А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308cm" svg:y="2.856cm" chart:style-name="ch10">
              <text:p>lg(Ia), lg(mkA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W2:Лист1.W9" chart:label-cell-address="Лист1.W1:Лист1.W1" chart:class="chart:scatter">
            <chart:domain table:cell-range-address="Лист1.V2:Лист1.V9"/>
            <chart:data-point chart:repeated="8"/>
          </chart:series>
          <chart:series chart:style-name="ch12" chart:values-cell-range-address="Лист1.X2:Лист1.X9" chart:label-cell-address="Лист1.X1:Лист1.X1" chart:class="chart:scatter">
            <chart:data-point chart:repeated="8"/>
          </chart:series>
          <chart:series chart:style-name="ch13" chart:values-cell-range-address="Лист1.Y2:Лист1.Y9" chart:label-cell-address="Лист1.Y1:Лист1.Y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V</text:p>
              </table:table-cell>
              <table:table-cell office:value-type="string">
                <text:p>V = 140 В</text:p>
                <draw:g>
                  <svg:desc>Лист1.W1:Лист1.W1</svg:desc>
                </draw:g>
              </table:table-cell>
              <table:table-cell office:value-type="string">
                <text:p>V = 100 В</text:p>
                <draw:g>
                  <svg:desc>Лист1.X1:Лист1.X1</svg:desc>
                </draw:g>
              </table:table-cell>
              <table:table-cell office:value-type="string">
                <text:p>V = 50 В</text:p>
                <draw:g>
                  <svg:desc>Лист1.Y1:Лист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">
                <text:p>2.4</text:p>
                <draw:g>
                  <svg:desc>Лист1.V2:Лист1.V9</svg:desc>
                </draw:g>
              </table:table-cell>
              <table:table-cell office:value-type="float" office:value="2.94448267215017">
                <text:p>2.94448267215017</text:p>
                <draw:g>
                  <svg:desc>Лист1.W2:Лист1.W9</svg:desc>
                </draw:g>
              </table:table-cell>
              <table:table-cell office:value-type="float" office:value="2.93094903116752">
                <text:p>2.93094903116752</text:p>
                <draw:g>
                  <svg:desc>Лист1.X2:Лист1.X9</svg:desc>
                </draw:g>
              </table:table-cell>
              <table:table-cell office:value-type="float" office:value="2.91222205653242">
                <text:p>2.91222205653242</text:p>
                <draw:g>
                  <svg:desc>Лист1.Y2:Лист1.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40823996531185">
                <text:p>3.40823996531185</text:p>
              </table:table-cell>
              <table:table-cell office:value-type="float" office:value="3.38738982633873">
                <text:p>3.38738982633873</text:p>
              </table:table-cell>
              <table:table-cell office:value-type="float" office:value="3.3654879848909">
                <text:p>3.3654879848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3.89486965674525">
                <text:p>3.89486965674525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3.85125834871907">
                <text:p>3.85125834871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">
                <text:p>2.7</text:p>
              </table:table-cell>
              <table:table-cell office:value-type="float" office:value="4.11193427633268">
                <text:p>4.11193427633268</text:p>
              </table:table-cell>
              <table:table-cell office:value-type="float" office:value="4.09342168516224">
                <text:p>4.09342168516224</text:p>
              </table:table-cell>
              <table:table-cell office:value-type="float" office:value="4.07003786660775">
                <text:p>4.07003786660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4.70671778233676">
                <text:p>4.70671778233676</text:p>
              </table:table-cell>
              <table:table-cell office:value-type="float" office:value="4.66370092538965">
                <text:p>4.66370092538965</text:p>
              </table:table-cell>
              <table:table-cell office:value-type="float" office:value="4.45024910831936">
                <text:p>4.45024910831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4.98677173426624">
                <text:p>4.98677173426624</text:p>
              </table:table-cell>
              <table:table-cell office:value-type="float" office:value="4.8819549713396">
                <text:p>4.8819549713396</text:p>
              </table:table-cell>
              <table:table-cell office:value-type="float" office:value="4.45331834004704">
                <text:p>4.45331834004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.20330491613848">
                <text:p>5.20330491613848</text:p>
              </table:table-cell>
              <table:table-cell office:value-type="float" office:value="4.97173959088778">
                <text:p>4.97173959088778</text:p>
              </table:table-cell>
              <table:table-cell office:value-type="float" office:value="4.45484486000851">
                <text:p>4.45484486000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">
                <text:p>3.1</text:p>
              </table:table-cell>
              <table:table-cell office:value-type="float" office:value="5.18836592606315">
                <text:p>5.18836592606315</text:p>
              </table:table-cell>
              <table:table-cell office:value-type="float" office:value="4.93801909747621">
                <text:p>4.93801909747621</text:p>
              </table:table-cell>
              <table:table-cell office:value-type="float" office:value="4.46239799789896">
                <text:p>4.46239799789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